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DG_ProximaNova" svg:font-family="DDG_ProximaNov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107.94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84.95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469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Runs">
      <style:table-properties table:display="true" style:writing-mode="lr-tb"/>
    </style:style>
    <style:style style:name="ta3" style:family="table" style:master-page-name="PageStyle_5f_Brouillon">
      <style:table-properties table:display="true" style:writing-mode="lr-tb"/>
    </style:style>
    <style:style style:name="ta4" style:family="table" style:master-page-name="PageStyle_5f_List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DDG_ProximaNova" fo:font-size="11pt" fo:font-style="normal" fo:text-shadow="none" style:text-underline-style="none" fo:font-weight="normal" style:font-size-asian="11pt" style:font-style-asian="normal" style:font-weight-asian="normal" style:font-name-complex="DDG_ProximaNova" style:font-size-complex="11pt" style:font-style-complex="normal" style:font-weight-complex="normal"/>
    </style:style>
    <style:style style:name="ce46" style:family="table-cell" style:parent-style-name="Default" style:data-style-name="N6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6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ists.$C$7:.$C$10])" table:allow-empty-cell="true" table:display-list="unsorted" table:base-cell-address="Runs.B6"/>
        <table:content-validation table:name="val2" table:condition="of:cell-content-is-in-list([$Lists.$D$7:.$D$8])" table:allow-empty-cell="true" table:display-list="unsorted" table:base-cell-address="Runs.C6"/>
        <table:content-validation table:name="val3" table:condition="of:cell-content-is-in-list([$Lists.$E$7:.$E$14])" table:allow-empty-cell="true" table:display-list="unsorted" table:base-cell-address="Runs.D6"/>
        <table:content-validation table:name="val4" table:condition="of:cell-content-is-in-list([$Lists.$F$7:.$F$10])" table:allow-empty-cell="true" table:display-list="unsorted" table:base-cell-address="Runs.E6"/>
        <table:content-validation table:name="val5" table:condition="of:cell-content-is-in-list([$Lists.$G$7:.$G$8])" table:allow-empty-cell="true" table:display-list="unsorted" table:base-cell-address="Runs.F6"/>
        <table:content-validation table:name="val6" table:condition="of:cell-content-is-in-list([$Lists.$H$7:.$H$12])" table:allow-empty-cell="true" table:display-list="unsorted" table:base-cell-address="Runs.G6"/>
      </table:content-validation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04" table:default-cell-style-name="Default"/>
        <table:table-row table:style-name="ro1">
          <table:table-cell table:style-name="ce1" table:number-columns-spanned="1" table:number-rows-spanned="3"/>
          <table:table-cell table:style-name="ce1" table:number-columns-spanned="2" table:number-rows-spanned="1"/>
          <table:covered-table-cell/>
          <table:table-cell table:style-name="ce1" table:number-columns-spanned="21" table:number-rows-spanned="1"/>
          <table:covered-table-cell table:number-columns-repeated="20"/>
          <table:table-cell table:number-columns-repeated="1000"/>
        </table:table-row>
        <table:table-row table:style-name="ro1">
          <table:covered-table-cell/>
          <table:table-cell table:style-name="ce13" office:value-type="string" calcext:value-type="string" table:number-columns-spanned="2" table:number-rows-spanned="1">
            <text:p>Dielectric walls</text:p>
          </table:table-cell>
          <table:covered-table-cell table:style-name="ce26"/>
          <table:table-cell table:style-name="ce33" office:value-type="string" calcext:value-type="string" table:number-columns-spanned="21" table:number-rows-spanned="1">
            <text:p>Dielectric walls</text:p>
          </table:table-cell>
          <table:covered-table-cell table:number-columns-repeated="19" table:style-name="ce26"/>
          <table:covered-table-cell table:style-name="ce44"/>
          <table:table-cell table:number-columns-repeated="1000"/>
        </table:table-row>
        <table:table-row table:style-name="ro2">
          <table:covered-table-cell/>
          <table:table-cell table:style-name="ce14" table:number-columns-spanned="2" table:number-rows-spanned="1"/>
          <table:covered-table-cell/>
          <table:table-cell table:style-name="ce14" table:number-columns-spanned="21" table:number-rows-spanned="1"/>
          <table:covered-table-cell table:number-columns-repeated="20"/>
          <table:table-cell table:number-columns-repeated="1000"/>
        </table:table-row>
        <table:table-row table:style-name="ro1">
          <table:table-cell table:style-name="ce2"/>
          <table:table-cell table:style-name="ce15" office:value-type="string" calcext:value-type="string">
            <text:p>Eps</text:p>
          </table:table-cell>
          <table:table-cell table:style-name="ce27" office:value-type="string" calcext:value-type="string">
            <text:p>L_diel (mm)</text:p>
          </table:table-cell>
          <table:table-cell table:style-name="ce27" office:value-type="string" calcext:value-type="string">
            <text:p>L/Eps</text:p>
          </table:table-cell>
          <table:table-cell table:style-name="ce27" office:value-type="string" calcext:value-type="string">
            <text:p>Phi_wall (V)</text:p>
          </table:table-cell>
          <table:table-cell table:style-name="ce27" office:value-type="string" calcext:value-type="string">
            <text:p>Phi_max (V)</text:p>
          </table:table-cell>
          <table:table-cell table:style-name="ce27" office:value-type="string" calcext:value-type="string">
            <text:p>Phi_sheath (V)</text:p>
          </table:table-cell>
          <table:table-cell table:style-name="ce27" office:value-type="string" calcext:value-type="string">
            <text:p>E_sheat (kV/m)</text:p>
          </table:table-cell>
          <table:table-cell table:style-name="ce27" office:value-type="string" calcext:value-type="string">
            <text:p>phi_wall_theo (V)</text:p>
          </table:table-cell>
          <table:table-cell table:style-name="ce27" office:value-type="string" calcext:value-type="string">
            <text:p>erreur sur Phi_wall (%)</text:p>
          </table:table-cell>
          <table:table-cell table:style-name="ce27" office:value-type="string" calcext:value-type="string">
            <text:p>lambda (mm)</text:p>
          </table:table-cell>
          <table:table-cell table:style-name="ce27" office:value-type="string" calcext:value-type="string">
            <text:p>f (MHz)</text:p>
          </table:table-cell>
          <table:table-cell table:style-name="ce27" office:value-type="string" calcext:value-type="string">
            <text:p>mob clas</text:p>
          </table:table-cell>
          <table:table-cell table:style-name="ce27" office:value-type="string" calcext:value-type="string">
            <text:p>eff mob</text:p>
          </table:table-cell>
          <table:table-cell table:style-name="ce27" office:value-type="string" calcext:value-type="string">
            <text:p>pic mob</text:p>
          </table:table-cell>
          <table:table-cell table:style-name="ce27" office:value-type="string" calcext:value-type="string">
            <text:p>dphi/Te (%)</text:p>
          </table:table-cell>
          <table:table-cell table:style-name="ce27" office:value-type="string" calcext:value-type="string">
            <text:p>dne/ne (%)</text:p>
          </table:table-cell>
          <table:table-cell table:style-name="ce51" office:value-type="string" calcext:value-type="string">
            <text:p>v_ph (m/s)</text:p>
          </table:table-cell>
          <table:table-cell table:style-name="ce2" table:number-columns-repeated="16"/>
          <table:table-cell table:style-name="ce40"/>
          <table:table-cell table:number-columns-repeated="989"/>
        </table:table-row>
        <table:table-row table:style-name="ro1">
          <table:table-cell/>
          <table:table-cell table:style-name="ce16"/>
          <table:table-cell table:style-name="ce12" table:number-columns-repeated="2"/>
          <table:table-cell table:number-columns-repeated="11"/>
          <table:table-cell table:style-name="ce48"/>
          <table:table-cell table:style-name="ce49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1" table:number-rows-spanned="4">
            <text:p>Vivien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formula="of:=[.C6]*0.001/[.B6]" office:value-type="float" office:value="0.01" calcext:value-type="float">
            <text:p>0.01</text:p>
          </table:table-cell>
          <table:table-cell table:style-name="ce12" office:value-type="float" office:value="4514" calcext:value-type="float">
            <text:p>4514</text:p>
          </table:table-cell>
          <table:table-cell table:style-name="ce12" office:value-type="float" office:value="4675" calcext:value-type="float">
            <text:p>4675</text:p>
          </table:table-cell>
          <table:table-cell table:formula="of:=[.F6]-[.E6]" office:value-type="float" office:value="161" calcext:value-type="float">
            <text:p>161</text:p>
          </table:table-cell>
          <table:table-cell table:style-name="ce12" office:value-type="float" office:value="445" calcext:value-type="float">
            <text:p>445</text:p>
          </table:table-cell>
          <table:table-cell table:formula="of:=[.H6]*1000*[.D6]" office:value-type="float" office:value="4450" calcext:value-type="float">
            <text:p>4450</text:p>
          </table:table-cell>
          <table:table-cell table:formula="of:=ABS([.I6]-[.E6])/[.E6]*100" office:value-type="float" office:value="1.41781125387683" calcext:value-type="float">
            <text:p>1.4178112538768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6.4*0.034060037539" office:value-type="float" office:value="0.2179842402496" calcext:value-type="float">
            <text:p>0.2179842402496</text:p>
          </table:table-cell>
          <table:table-cell table:formula="of:=6.4*0.809056455264" office:value-type="float" office:value="5.1779613136896" calcext:value-type="float">
            <text:p>5.1779613136896</text:p>
          </table:table-cell>
          <table:table-cell table:formula="of:=6.4*0.911393330527" office:value-type="float" office:value="5.8329173153728" calcext:value-type="float">
            <text:p>5.8329173153728</text:p>
          </table:table-cell>
          <table:table-cell table:style-name="ce12" office:value-type="float" office:value="43.4" calcext:value-type="float">
            <text:p>43.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015" calcext:value-type="float">
            <text:p>6015</text:p>
          </table:table-cell>
          <table:table-cell table:number-columns-repeated="1006"/>
        </table:table-row>
        <table:table-row table:style-name="ro1">
          <table:covered-table-cell table:style-name="ce4"/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100" calcext:value-type="float">
            <text:p>100</text:p>
          </table:table-cell>
          <table:table-cell table:formula="of:=[.C7]*0.001/[.B7]" office:value-type="float" office:value="0.01" calcext:value-type="float">
            <text:p>0.01</text:p>
          </table:table-cell>
          <table:table-cell table:style-name="ce12" office:value-type="float" office:value="3738" calcext:value-type="float">
            <text:p>3738</text:p>
          </table:table-cell>
          <table:table-cell table:style-name="ce12" office:value-type="float" office:value="3900" calcext:value-type="float">
            <text:p>3900</text:p>
          </table:table-cell>
          <table:table-cell table:formula="of:=[.F7]-[.E7]" office:value-type="float" office:value="162" calcext:value-type="float">
            <text:p>162</text:p>
          </table:table-cell>
          <table:table-cell table:style-name="ce12" office:value-type="float" office:value="436" calcext:value-type="float">
            <text:p>436</text:p>
          </table:table-cell>
          <table:table-cell table:formula="of:=[.H7]*1000*[.D7]" office:value-type="float" office:value="4360" calcext:value-type="float">
            <text:p>4360</text:p>
          </table:table-cell>
          <table:table-cell table:formula="of:=ABS([.I7]-[.E7])/[.E7]*100" office:value-type="float" office:value="16.6399143927234" calcext:value-type="float">
            <text:p>16.63991439272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6.4*0.033928617729" office:value-type="float" office:value="0.2171431534656" calcext:value-type="float">
            <text:p>0.2171431534656</text:p>
          </table:table-cell>
          <table:table-cell table:formula="of:=6.4*0.726888593721" office:value-type="float" office:value="4.6520869998144" calcext:value-type="float">
            <text:p>4.6520869998144</text:p>
          </table:table-cell>
          <table:table-cell table:formula="of:=6.4*0.829987512522" office:value-type="float" office:value="5.3119200801408" calcext:value-type="float">
            <text:p>5.311920080140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250" calcext:value-type="float">
            <text:p>6250</text:p>
          </table:table-cell>
          <table:table-cell table:number-columns-repeated="1006"/>
        </table:table-row>
        <table:table-row table:style-name="ro1">
          <table:covered-table-cell table:style-name="ce4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50" calcext:value-type="float">
            <text:p>50</text:p>
          </table:table-cell>
          <table:table-cell table:formula="of:=[.C8]*0.001/[.B8]" office:value-type="float" office:value="0.01" calcext:value-type="float">
            <text:p>0.01</text:p>
          </table:table-cell>
          <table:table-cell table:style-name="ce12" office:value-type="float" office:value="4488" calcext:value-type="float">
            <text:p>4488</text:p>
          </table:table-cell>
          <table:table-cell table:style-name="ce12" office:value-type="float" office:value="4650" calcext:value-type="float">
            <text:p>4650</text:p>
          </table:table-cell>
          <table:table-cell table:formula="of:=[.F8]-[.E8]" office:value-type="float" office:value="162" calcext:value-type="float">
            <text:p>162</text:p>
          </table:table-cell>
          <table:table-cell table:style-name="ce12" office:value-type="float" office:value="443" calcext:value-type="float">
            <text:p>443</text:p>
          </table:table-cell>
          <table:table-cell table:formula="of:=[.H8]*1000*[.D8]" office:value-type="float" office:value="4430" calcext:value-type="float">
            <text:p>4430</text:p>
          </table:table-cell>
          <table:table-cell table:formula="of:=ABS([.I8]-[.E8])/[.E8]*100" office:value-type="float" office:value="1.29233511586453" calcext:value-type="float">
            <text:p>1.2923351158645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6.4*0.0340330366" office:value-type="float" office:value="0.21781143424" calcext:value-type="float">
            <text:p>0.21781143424</text:p>
          </table:table-cell>
          <table:table-cell table:formula="of:=6.4*0.79497939059" office:value-type="float" office:value="5.087868099776" calcext:value-type="float">
            <text:p>5.087868099776</text:p>
          </table:table-cell>
          <table:table-cell table:formula="of:=6.4*0.892020409745" office:value-type="float" office:value="5.708930622368" calcext:value-type="float">
            <text:p>5.70893062236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765" calcext:value-type="float">
            <text:p>5765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17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formula="of:=[.C9]*0.001/[.B9]" office:value-type="float" office:value="0.00012" calcext:value-type="float">
            <text:p>0.0001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220" calcext:value-type="float">
            <text:p>220</text:p>
          </table:table-cell>
          <table:table-cell table:formula="of:=[.F9]-[.E9]" office:value-type="float" office:value="167" calcext:value-type="float">
            <text:p>167</text:p>
          </table:table-cell>
          <table:table-cell table:style-name="ce12" office:value-type="float" office:value="437" calcext:value-type="float">
            <text:p>437</text:p>
          </table:table-cell>
          <table:table-cell table:formula="of:=[.H9]*1000*[.D9]" office:value-type="float" office:value="52.44" calcext:value-type="float">
            <text:p>52.44</text:p>
          </table:table-cell>
          <table:table-cell table:formula="of:=ABS([.I9]-[.E9])/[.E9]*100" office:value-type="float" office:value="1.0566037735849" calcext:value-type="float">
            <text:p>1.05660377358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21746157017" calcext:value-type="float">
            <text:p>0.21746157017</text:p>
          </table:table-cell>
          <table:table-cell table:style-name="ce12" office:value-type="float" office:value="4.96326194556" calcext:value-type="float">
            <text:p>4.96326194556</text:p>
          </table:table-cell>
          <table:table-cell table:style-name="ce12" office:value-type="float" office:value="5.66289193553" calcext:value-type="float">
            <text:p>5.66289193553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6156" calcext:value-type="float">
            <text:p>6156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1" table:number-rows-spanned="4">
            <text:p>Antoine</text:p>
          </table:table-cell>
          <table:table-cell table:style-name="ce1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34" table:formula="of:=[.C10]*0.001/[.B10]" office:value-type="float" office:value="0.00142857142857143" calcext:value-type="float">
            <text:p>0.001428571428571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802" calcext:value-type="float">
            <text:p>802</text:p>
          </table:table-cell>
          <table:table-cell table:style-name="ce34" table:formula="of:=[.F10]-[.E10]" office:value-type="float" office:value="170" calcext:value-type="float">
            <text:p>170</text:p>
          </table:table-cell>
          <table:table-cell table:style-name="ce28" office:value-type="float" office:value="436" calcext:value-type="float">
            <text:p>436</text:p>
          </table:table-cell>
          <table:table-cell table:style-name="ce34" table:formula="of:=[.H10]*1000*[.D10]" office:value-type="float" office:value="622.857142857143" calcext:value-type="float">
            <text:p>622.857142857143</text:p>
          </table:table-cell>
          <table:table-cell table:style-name="ce34" table:formula="of:=ABS([.I10]-[.E10])/[.E10]*100" office:value-type="float" office:value="1.44665461121157" calcext:value-type="float">
            <text:p>1.44665461121157</text:p>
          </table:table-cell>
          <table:table-cell table:style-name="ce34" table:number-columns-repeated="2"/>
          <table:table-cell table:style-name="ce28" office:value-type="float" office:value="0.21709370392" calcext:value-type="float">
            <text:p>0.21709370392</text:p>
          </table:table-cell>
          <table:table-cell table:style-name="ce28" office:value-type="float" office:value="5.03066723576" calcext:value-type="float">
            <text:p>5.03066723576</text:p>
          </table:table-cell>
          <table:table-cell table:style-name="ce28" office:value-type="float" office:value="5.68889181772" calcext:value-type="float">
            <text:p>5.68889181772</text:p>
          </table:table-cell>
          <table:table-cell table:style-name="ce28" office:value-type="float" office:value="43.38" calcext:value-type="float">
            <text:p>43.38</text:p>
          </table:table-cell>
          <table:table-cell table:style-name="ce28" office:value-type="float" office:value="19.34" calcext:value-type="float">
            <text:p>19.34</text:p>
          </table:table-cell>
          <table:table-cell table:style-name="ce28" office:value-type="float" office:value="5859" calcext:value-type="float">
            <text:p>5859</text:p>
          </table:table-cell>
          <table:table-cell table:style-name="ce34" table:number-columns-repeated="17"/>
          <table:table-cell table:number-columns-repeated="989"/>
        </table:table-row>
        <table:table-row table:style-name="ro1">
          <table:covered-table-cell table:style-name="ce4"/>
          <table:table-cell table:style-name="ce18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34" table:formula="of:=[.C11]*0.001/[.B11]" office:value-type="float" office:value="0.001" calcext:value-type="float">
            <text:p>0.001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601" calcext:value-type="float">
            <text:p>601</text:p>
          </table:table-cell>
          <table:table-cell table:style-name="ce34" table:formula="of:=[.F11]-[.E11]" office:value-type="float" office:value="161" calcext:value-type="float">
            <text:p>161</text:p>
          </table:table-cell>
          <table:table-cell table:style-name="ce28" office:value-type="float" office:value="435" calcext:value-type="float">
            <text:p>435</text:p>
          </table:table-cell>
          <table:table-cell table:style-name="ce34" table:formula="of:=[.H11]*1000*[.D11]" office:value-type="float" office:value="435" calcext:value-type="float">
            <text:p>435</text:p>
          </table:table-cell>
          <table:table-cell table:style-name="ce34" table:formula="of:=ABS([.I11]-[.E11])/[.E11]*100" office:value-type="float" office:value="1.13636363636364" calcext:value-type="float">
            <text:p>1.13636363636364</text:p>
          </table:table-cell>
          <table:table-cell table:style-name="ce34" table:number-columns-repeated="2"/>
          <table:table-cell table:style-name="ce28" office:value-type="float" office:value="0.217451050148" calcext:value-type="float">
            <text:p>0.217451050148</text:p>
          </table:table-cell>
          <table:table-cell table:style-name="ce28" office:value-type="float" office:value="5.0641265409" calcext:value-type="float">
            <text:p>5.0641265409</text:p>
          </table:table-cell>
          <table:table-cell table:style-name="ce28" office:value-type="float" office:value="5.76436561244" calcext:value-type="float">
            <text:p>5.76436561244</text:p>
          </table:table-cell>
          <table:table-cell table:style-name="ce28" office:value-type="float" office:value="42.1" calcext:value-type="float">
            <text:p>42.1</text:p>
          </table:table-cell>
          <table:table-cell table:style-name="ce28" office:value-type="float" office:value="17.74" calcext:value-type="float">
            <text:p>17.74</text:p>
          </table:table-cell>
          <table:table-cell table:style-name="ce28" office:value-type="float" office:value="6578" calcext:value-type="float">
            <text:p>6578</text:p>
          </table:table-cell>
          <table:table-cell table:style-name="ce34" table:number-columns-repeated="17"/>
          <table:table-cell table:number-columns-repeated="989"/>
        </table:table-row>
        <table:table-row table:style-name="ro1">
          <table:covered-table-cell table:style-name="ce4"/>
          <table:table-cell table:style-name="ce1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4" table:formula="of:=[.C12]*0.001/[.B12]" office:value-type="float" office:value="0.0005" calcext:value-type="float">
            <text:p>0.0005</text:p>
          </table:table-cell>
          <table:table-cell table:style-name="ce28" office:value-type="float" office:value="224" calcext:value-type="float">
            <text:p>224</text:p>
          </table:table-cell>
          <table:table-cell table:style-name="ce34"/>
          <table:table-cell table:style-name="ce34" table:formula="of:=[.F12]-[.E12]" office:value-type="float" office:value="-224" calcext:value-type="float">
            <text:p>-224</text:p>
          </table:table-cell>
          <table:table-cell table:style-name="ce28" office:value-type="float" office:value="442" calcext:value-type="float">
            <text:p>442</text:p>
          </table:table-cell>
          <table:table-cell table:style-name="ce34" table:formula="of:=[.H12]*1000*[.D12]" office:value-type="float" office:value="221" calcext:value-type="float">
            <text:p>221</text:p>
          </table:table-cell>
          <table:table-cell table:style-name="ce34" table:formula="of:=ABS([.I12]-[.E12])/[.E12]*100" office:value-type="float" office:value="1.33928571428571" calcext:value-type="float">
            <text:p>1.33928571428571</text:p>
          </table:table-cell>
          <table:table-cell table:style-name="ce34" table:number-columns-repeated="2"/>
          <table:table-cell table:style-name="ce28" office:value-type="float" office:value="0.21715187689" calcext:value-type="float">
            <text:p>0.21715187689</text:p>
          </table:table-cell>
          <table:table-cell table:style-name="ce28" office:value-type="float" office:value="4.78938250331" calcext:value-type="float">
            <text:p>4.78938250331</text:p>
          </table:table-cell>
          <table:table-cell table:style-name="ce28" office:value-type="float" office:value="5.43528950256" calcext:value-type="float">
            <text:p>5.43528950256</text:p>
          </table:table-cell>
          <table:table-cell table:style-name="ce28" office:value-type="float" office:value="42.6" calcext:value-type="float">
            <text:p>42.6</text:p>
          </table:table-cell>
          <table:table-cell table:style-name="ce50" office:value-type="date" office:date-value="2017-02-18" calcext:value-type="date">
            <text:p>18.2</text:p>
          </table:table-cell>
          <table:table-cell table:style-name="ce28" office:value-type="float" office:value="6390" calcext:value-type="float">
            <text:p>6390</text:p>
          </table:table-cell>
          <table:table-cell table:style-name="ce34" table:number-columns-repeated="17"/>
          <table:table-cell table:number-columns-repeated="989"/>
        </table:table-row>
        <table:table-row table:style-name="ro1">
          <table:covered-table-cell table:style-name="ce5"/>
          <table:table-cell table:style-name="ce1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5" table:formula="of:=[.C13]*0.001/[.B13]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68" calcext:value-type="float">
            <text:p>168</text:p>
          </table:table-cell>
          <table:table-cell table:style-name="ce35" table:formula="of:=[.F13]-[.E13]" office:value-type="float" office:value="168" calcext:value-type="float">
            <text:p>168</text:p>
          </table:table-cell>
          <table:table-cell table:style-name="ce29" office:value-type="float" office:value="437" calcext:value-type="float">
            <text:p>437</text:p>
          </table:table-cell>
          <table:table-cell table:style-name="ce35" table:formula="of:=[.H13]*1000*[.D13]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0.217800225023" calcext:value-type="float">
            <text:p>0.217800225023</text:p>
          </table:table-cell>
          <table:table-cell table:style-name="ce29" office:value-type="float" office:value="5.09535857743" calcext:value-type="float">
            <text:p>5.09535857743</text:p>
          </table:table-cell>
          <table:table-cell table:style-name="ce29" office:value-type="float" office:value="5.75223832672" calcext:value-type="float">
            <text:p>5.7522383267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7.8" calcext:value-type="float">
            <text:p>17.8</text:p>
          </table:table-cell>
          <table:table-cell table:style-name="ce29" office:value-type="float" office:value="5984" calcext:value-type="float">
            <text:p>5984</text:p>
          </table:table-cell>
          <table:table-cell table:style-name="ce48" table:number-columns-repeated="17"/>
          <table:table-cell table:number-columns-repeated="989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29" office:value-type="float" office:value="10" calcext:value-type="float">
            <text:p>10</text:p>
          </table:table-cell>
          <table:table-cell table:style-name="ce35" table:formula="of:=[.C14]*0.001/[.B14]" office:value-type="float" office:value="0.0004" calcext:value-type="float">
            <text:p>0.0004</text:p>
          </table:table-cell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92" calcext:value-type="float">
            <text:p>192</text:p>
          </table:table-cell>
          <table:table-cell table:style-name="ce35" table:formula="of:=[.F14]-[.E14]" office:value-type="float" office:value="191.9" calcext:value-type="float">
            <text:p>191.9</text:p>
          </table:table-cell>
          <table:table-cell table:style-name="ce29" office:value-type="float" office:value="484" calcext:value-type="float">
            <text:p>484</text:p>
          </table:table-cell>
          <table:table-cell table:style-name="ce35" table:formula="of:=[.H14]*1000*[.D14]" office:value-type="float" office:value="193.6" calcext:value-type="float">
            <text:p>193.6</text:p>
          </table:table-cell>
          <table:table-cell table:style-name="ce35" table:formula="of:=ABS([.I14]-[.E14])/[.E14]*100" office:value-type="float" office:value="193500" calcext:value-type="float">
            <text:p>193500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29" office:value-type="float" office:value="0.227" calcext:value-type="float">
            <text:p>0.227</text:p>
          </table:table-cell>
          <table:table-cell table:style-name="ce29" office:value-type="float" office:value="5.66" calcext:value-type="float">
            <text:p>5.66</text:p>
          </table:table-cell>
          <table:table-cell table:style-name="ce29" office:value-type="float" office:value="6.26" calcext:value-type="float">
            <text:p>6.26</text:p>
          </table:table-cell>
          <table:table-cell table:style-name="ce29" office:value-type="float" office:value="53.2" calcext:value-type="float">
            <text:p>53.2</text:p>
          </table:table-cell>
          <table:table-cell table:style-name="ce29" office:value-type="float" office:value="18.4" calcext:value-type="float">
            <text:p>18.4</text:p>
          </table:table-cell>
          <table:table-cell table:style-name="ce29" office:value-type="float" office:value="6062" calcext:value-type="float">
            <text:p>6062</text:p>
          </table:table-cell>
          <table:table-cell table:style-name="ce12" office:value-type="string" calcext:value-type="string">
            <text:p>Revoir Dphi/Te</text:p>
          </table:table-cell>
          <table:table-cell table:number-columns-repeated="1005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formula="of:=[.C15]*0.001/[.B15]" office:value-type="float" office:value="0.003" calcext:value-type="float">
            <text:p>0.003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float" office:value="194" calcext:value-type="float">
            <text:p>194</text:p>
          </table:table-cell>
          <table:table-cell table:style-name="ce35" table:formula="of:=[.F15]-[.E15]" office:value-type="float" office:value="193.3" calcext:value-type="float">
            <text:p>193.3</text:p>
          </table:table-cell>
          <table:table-cell table:style-name="ce29" office:value-type="float" office:value="484" calcext:value-type="float">
            <text:p>484</text:p>
          </table:table-cell>
          <table:table-cell table:style-name="ce35" table:formula="of:=[.H15]*1000*[.D15]" office:value-type="float" office:value="1452" calcext:value-type="float">
            <text:p>1452</text:p>
          </table:table-cell>
          <table:table-cell table:style-name="ce35" table:formula="of:=ABS([.I15]-[.E15])/[.E15]*100" office:value-type="float" office:value="207328.571428571" calcext:value-type="float">
            <text:p>207328.571428571</text:p>
          </table:table-cell>
          <table:table-cell table:style-name="ce29" office:value-type="float" office:value="1" calcext:value-type="float">
            <text:p>1</text:p>
          </table:table-cell>
          <table:table-cell table:style-name="ce35"/>
          <table:table-cell table:style-name="ce29" office:value-type="float" office:value="0.223" calcext:value-type="float">
            <text:p>0.223</text:p>
          </table:table-cell>
          <table:table-cell table:style-name="ce29" office:value-type="float" office:value="6.04" calcext:value-type="float">
            <text:p>6.04</text:p>
          </table:table-cell>
          <table:table-cell table:style-name="ce29" office:value-type="float" office:value="6.91" calcext:value-type="float">
            <text:p>6.91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18.3" calcext:value-type="float">
            <text:p>18.3</text:p>
          </table:table-cell>
          <table:table-cell table:style-name="ce29" office:value-type="float" office:value="7500" calcext:value-type="float">
            <text:p>7500</text:p>
          </table:table-cell>
          <table:table-cell table:number-columns-repeated="1006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35" table:formula="of:=[.C16]*0.001/[.B16]" office:value-type="float" office:value="0.01" calcext:value-type="float">
            <text:p>0.01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float" office:value="190" calcext:value-type="float">
            <text:p>190</text:p>
          </table:table-cell>
          <table:table-cell table:style-name="ce35" table:formula="of:=[.F16]-[.E16]" office:value-type="float" office:value="189.3" calcext:value-type="float">
            <text:p>189.3</text:p>
          </table:table-cell>
          <table:table-cell table:style-name="ce29" office:value-type="float" office:value="485" calcext:value-type="float">
            <text:p>485</text:p>
          </table:table-cell>
          <table:table-cell table:style-name="ce35" table:formula="of:=[.H16]*1000*[.D16]" office:value-type="float" office:value="4850" calcext:value-type="float">
            <text:p>4850</text:p>
          </table:table-cell>
          <table:table-cell table:style-name="ce35" table:formula="of:=ABS([.I16]-[.E16])/[.E16]*100" office:value-type="float" office:value="692757.142857143" calcext:value-type="float">
            <text:p>692757.14285714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0.227186609512" calcext:value-type="float">
            <text:p>0.227186609512</text:p>
          </table:table-cell>
          <table:table-cell table:style-name="ce29" office:value-type="float" office:value="5.84" calcext:value-type="float">
            <text:p>5.84</text:p>
          </table:table-cell>
          <table:table-cell table:style-name="ce29" office:value-type="float" office:value="6.67" calcext:value-type="float">
            <text:p>6.6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7250" calcext:value-type="float">
            <text:p>725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4" table:number-columns-spanned="2" table:number-rows-spanned="1"/>
          <table:covered-table-cell/>
          <table:table-cell table:style-name="ce14" table:number-columns-spanned="21" table:number-rows-spanned="1"/>
          <table:covered-table-cell table:number-columns-repeated="20"/>
          <table:table-cell table:number-columns-repeated="100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Dielectric walls + SEE</text:p>
          </table:table-cell>
          <table:covered-table-cell table:style-name="ce26"/>
          <table:table-cell table:style-name="ce33" office:value-type="string" calcext:value-type="string" table:number-columns-spanned="21" table:number-rows-spanned="1">
            <text:p>Dielectric walls + Secondary Electron Emission</text:p>
          </table:table-cell>
          <table:covered-table-cell table:number-columns-repeated="19" table:style-name="ce26"/>
          <table:covered-table-cell table:style-name="ce44"/>
          <table:table-cell table:number-columns-repeated="1000"/>
        </table:table-row>
        <table:table-row table:style-name="ro2">
          <table:table-cell/>
          <table:table-cell table:style-name="ce14" table:number-columns-spanned="2" table:number-rows-spanned="1"/>
          <table:covered-table-cell/>
          <table:table-cell table:style-name="ce14" table:number-columns-spanned="21" table:number-rows-spanned="1"/>
          <table:covered-table-cell table:number-columns-repeated="20"/>
          <table:table-cell table:number-columns-repeated="1000"/>
        </table:table-row>
        <table:table-row table:style-name="ro1">
          <table:table-cell/>
          <table:table-cell table:style-name="ce15" office:value-type="string" calcext:value-type="string">
            <text:p>SEE model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Eps</text:p>
          </table:table-cell>
          <table:table-cell table:style-name="ce27" office:value-type="string" calcext:value-type="string">
            <text:p>L_diel (mm)</text:p>
          </table:table-cell>
          <table:table-cell table:style-name="ce27" office:value-type="string" calcext:value-type="string">
            <text:p>L/Eps</text:p>
          </table:table-cell>
          <table:table-cell table:style-name="ce27" office:value-type="string" calcext:value-type="string">
            <text:p>Phi_wall (V)</text:p>
          </table:table-cell>
          <table:table-cell table:style-name="ce27" office:value-type="string" calcext:value-type="string">
            <text:p>Phi_max (V)</text:p>
          </table:table-cell>
          <table:table-cell table:style-name="ce27" office:value-type="string" calcext:value-type="string">
            <text:p>Phi_sheath (V)</text:p>
          </table:table-cell>
          <table:table-cell table:style-name="ce27" office:value-type="string" calcext:value-type="string">
            <text:p>E_sheat (kV/m)</text:p>
          </table:table-cell>
          <table:table-cell table:style-name="ce27" office:value-type="string" calcext:value-type="string">
            <text:p>phi_wall_theo (V)</text:p>
          </table:table-cell>
          <table:table-cell table:style-name="ce27" office:value-type="string" calcext:value-type="string">
            <text:p>erreur sur Phi_wall (%)</text:p>
          </table:table-cell>
          <table:table-cell table:style-name="ce27" office:value-type="string" calcext:value-type="string">
            <text:p>lambda (mm)</text:p>
          </table:table-cell>
          <table:table-cell table:style-name="ce27" office:value-type="string" calcext:value-type="string">
            <text:p>f (MHz)</text:p>
          </table:table-cell>
          <table:table-cell table:style-name="ce27" office:value-type="string" calcext:value-type="string">
            <text:p>mob clas</text:p>
          </table:table-cell>
          <table:table-cell table:style-name="ce27" office:value-type="string" calcext:value-type="string">
            <text:p>eff mob</text:p>
          </table:table-cell>
          <table:table-cell table:style-name="ce27" office:value-type="string" calcext:value-type="string">
            <text:p>pic mob</text:p>
          </table:table-cell>
          <table:table-cell table:style-name="ce27" office:value-type="string" calcext:value-type="string">
            <text:p>dphi/Te (%)</text:p>
          </table:table-cell>
          <table:table-cell table:style-name="ce27" office:value-type="string" calcext:value-type="string">
            <text:p>dne/ne (%)</text:p>
          </table:table-cell>
          <table:table-cell table:style-name="ce51" office:value-type="string" calcext:value-type="string">
            <text:p>v_ph (m/s)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Vivien</text:p>
          </table:table-cell>
          <table:table-cell table:style-name="ce12" office:value-type="string" calcext:value-type="string">
            <text:p>2 (RSO)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formula="of:=[.E23]*0.001/[.D23]" office:value-type="float" office:value="0.00012" calcext:value-type="float">
            <text:p>0.0001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01" calcext:value-type="float">
            <text:p>101</text:p>
          </table:table-cell>
          <table:table-cell table:formula="of:=[.H23]-[.G23]" office:value-type="float" office:value="83" calcext:value-type="float">
            <text:p>83</text:p>
          </table:table-cell>
          <table:table-cell table:style-name="ce12" office:value-type="float" office:value="153" calcext:value-type="float">
            <text:p>153</text:p>
          </table:table-cell>
          <table:table-cell table:formula="of:=[.J23]*1000*[.F23]" office:value-type="float" office:value="18.36" calcext:value-type="float">
            <text:p>18.36</text:p>
          </table:table-cell>
          <table:table-cell table:formula="of:=ABS([.K23]-[.G23])/[.G23]*100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209052071892" calcext:value-type="float">
            <text:p>0.209052071892</text:p>
          </table:table-cell>
          <table:table-cell table:style-name="ce12" office:value-type="float" office:value="5.31991135121" calcext:value-type="float">
            <text:p>5.31991135121</text:p>
          </table:table-cell>
          <table:table-cell table:style-name="ce12" office:value-type="float" office:value="6.13381380363" calcext:value-type="float">
            <text:p>6.13381380363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5437" calcext:value-type="float">
            <text:p>543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4" table:number-columns-spanned="2" table:number-rows-spanned="1"/>
          <table:covered-table-cell/>
          <table:table-cell table:style-name="ce14" table:number-columns-spanned="21" table:number-rows-spanned="1"/>
          <table:covered-table-cell table:number-columns-repeated="20"/>
          <table:table-cell table:number-columns-repeated="100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Alternative propellants</text:p>
          </table:table-cell>
          <table:covered-table-cell table:style-name="ce26"/>
          <table:table-cell table:style-name="ce33" office:value-type="string" calcext:value-type="string" table:number-columns-spanned="21" table:number-rows-spanned="1">
            <text:p>Alternative propellants</text:p>
          </table:table-cell>
          <table:covered-table-cell table:number-columns-repeated="19" table:style-name="ce26"/>
          <table:covered-table-cell table:style-name="ce44"/>
          <table:table-cell table:number-columns-repeated="1000"/>
        </table:table-row>
        <table:table-row table:style-name="ro2">
          <table:table-cell/>
          <table:table-cell table:style-name="ce14" table:number-columns-spanned="2" table:number-rows-spanned="1"/>
          <table:covered-table-cell/>
          <table:table-cell table:style-name="ce14" table:number-columns-spanned="21" table:number-rows-spanned="1"/>
          <table:covered-table-cell table:number-columns-repeated="20"/>
          <table:table-cell table:number-columns-repeated="1000"/>
        </table:table-row>
        <table:table-row table:style-name="ro1">
          <table:table-cell table:style-name="ce7"/>
          <table:table-cell table:style-name="ce20" office:value-type="string" calcext:value-type="string">
            <text:p>SEE model/dielectric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mass (kg)</text:p>
          </table:table-cell>
          <table:table-cell table:style-name="ce27" office:value-type="string" calcext:value-type="string">
            <text:p>collision frequency (/s)</text:p>
          </table:table-cell>
          <table:table-cell table:style-name="ce30" office:value-type="string" calcext:value-type="string">
            <text:p>Phi_max (V)</text:p>
          </table:table-cell>
          <table:table-cell table:style-name="ce30" office:value-type="string" calcext:value-type="string">
            <text:p>v_zi (m/s)</text:p>
          </table:table-cell>
          <table:table-cell table:style-name="ce30" office:value-type="string" calcext:value-type="string">
            <text:p>c_s (m/s)</text:p>
          </table:table-cell>
          <table:table-cell table:style-name="ce30" office:value-type="string" calcext:value-type="string">
            <text:p>Te (eV)</text:p>
          </table:table-cell>
          <table:table-cell table:style-name="ce30" office:value-type="string" calcext:value-type="string">
            <text:p>Debye length (m)</text:p>
          </table:table-cell>
          <table:table-cell table:style-name="ce30" office:value-type="string" calcext:value-type="string">
            <text:p>v_ph (m/s)</text:p>
          </table:table-cell>
          <table:table-cell table:style-name="ce30" office:value-type="string" calcext:value-type="string">
            <text:p>lambda (mm)</text:p>
          </table:table-cell>
          <table:table-cell table:style-name="ce30" office:value-type="string" calcext:value-type="string">
            <text:p>f (MHz)</text:p>
          </table:table-cell>
          <table:table-cell table:style-name="ce30" office:value-type="string" calcext:value-type="string">
            <text:p>to_g (mu s)</text:p>
          </table:table-cell>
          <table:table-cell table:style-name="ce30" office:value-type="string" calcext:value-type="string">
            <text:p>mob clas</text:p>
          </table:table-cell>
          <table:table-cell table:style-name="ce30" office:value-type="string" calcext:value-type="string">
            <text:p>eff mob sat</text:p>
          </table:table-cell>
          <table:table-cell table:style-name="ce30" office:value-type="string" calcext:value-type="string">
            <text:p>mob clas</text:p>
          </table:table-cell>
          <table:table-cell table:style-name="ce30" office:value-type="string" calcext:value-type="string">
            <text:p>eff mob</text:p>
          </table:table-cell>
          <table:table-cell table:style-name="ce30" office:value-type="string" calcext:value-type="string">
            <text:p>pic mob</text:p>
          </table:table-cell>
          <table:table-cell table:style-name="ce30" office:value-type="string" calcext:value-type="string">
            <text:p>dphi/Te (%)</text:p>
          </table:table-cell>
          <table:table-cell table:style-name="ce30" office:value-type="string" calcext:value-type="string">
            <text:p>dne/ne (%)</text:p>
          </table:table-cell>
          <table:table-cell table:style-name="ce30" office:value-type="string" calcext:value-type="string">
            <text:p>v_ph (m/s)</text:p>
          </table:table-cell>
          <table:table-cell table:style-name="ce30" office:value-type="string" calcext:value-type="string">
            <text:p>f (MHz)</text:p>
          </table:table-cell>
          <table:table-cell table:style-name="ce53" office:value-type="string" calcext:value-type="string">
            <text:p>lambda (mm)</text:p>
          </table:table-cell>
          <table:table-cell table:style-name="ce7" table:number-columns-repeated="11"/>
          <table:table-cell table:number-columns-repeated="989"/>
        </table:table-row>
        <table:table-row table:style-name="ro1">
          <table:table-cell table:style-name="ce8"/>
          <table:table-cell table:style-name="ce21"/>
          <table:table-cell table:style-name="ce8" table:number-columns-repeated="4"/>
          <table:table-cell table:number-columns-repeated="2" table:style-name="ce43" office:value-type="string" calcext:value-type="string">
            <text:p>theo</text:p>
          </table:table-cell>
          <table:table-cell table:style-name="ce8"/>
          <table:table-cell table:number-columns-repeated="7" table:style-name="ce43" office:value-type="string" calcext:value-type="string">
            <text:p>theo</text:p>
          </table:table-cell>
          <table:table-cell table:style-name="ce8" table:number-columns-repeated="18"/>
          <table:table-cell table:number-columns-repeated="990"/>
        </table:table-row>
        <table:table-row table:style-name="ro1">
          <table:table-cell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4">
            <text:p>Antoine</text:p>
          </table:table-cell>
          <table:table-cell table:style-name="ce22" office:value-type="string" calcext:value-type="string">
            <text:p>no SEE no Diel Ly=1</text:p>
          </table:table-cell>
          <table:table-cell table:style-name="ce31" office:value-type="string" calcext:value-type="string">
            <text:p>Xe</text:p>
          </table:table-cell>
          <table:table-cell table:style-name="ce36" table:formula="of:=131.293*[.$I$53]" office:value-type="float" office:value="2.1960350510294E-025" calcext:value-type="float">
            <text:p>2.20E-25</text:p>
          </table:table-cell>
          <table:table-cell table:style-name="ce36" table:formula="of:=637*2457600/0.000000000004/[.$I$56]/[.$I$60]/[.$I$61]" office:value-type="float" office:value="12740000" calcext:value-type="float">
            <text:p>1.27E+07</text:p>
          </table:table-cell>
          <table:table-cell table:style-name="ce42" office:value-type="float" office:value="90" calcext:value-type="float">
            <text:p>90</text:p>
          </table:table-cell>
          <table:table-cell table:formula="of:=SQRT((2*[.$I$54]*[.$I$63]*[.$I$62])/([.D31]))" office:value-type="float" office:value="17083.0557001341" calcext:value-type="float">
            <text:p>17083.0557001341</text:p>
          </table:table-cell>
          <table:table-cell table:formula="of:=SQRT([.$I$54]*[.I31]/[.D31])" office:value-type="float" office:value="4397.0205791615" calcext:value-type="float">
            <text:p>4397.0205791615</text:p>
          </table:table-cell>
          <table:table-cell table:style-name="ce42" office:value-type="float" office:value="26.5" calcext:value-type="float">
            <text:p>26.5</text:p>
          </table:table-cell>
          <table:table-cell table:formula="of:=SQRT([.$I$55]*[.I31]/([.$I$54]*[.$I$56]))" office:value-type="float" office:value="0.0000698685096602988" calcext:value-type="float">
            <text:p>6.98685096602988E-05</text:p>
          </table:table-cell>
          <table:table-cell table:formula="of:=SQRT(2/3)*[.H31]" office:value-type="float" office:value="3590.15226915422" calcext:value-type="float">
            <text:p>3590.15226915422</text:p>
          </table:table-cell>
          <table:table-cell table:formula="of:=2*SQRT(2)*PI()*[.J31]*1000" office:value-type="float" office:value="0.620835218968589" calcext:value-type="float">
            <text:p>0.620835218968589</text:p>
          </table:table-cell>
          <table:table-cell table:formula="of:=0.000001*(SQRT(([.$I$56]*[.$I$54]^2)/([.$I$55]*[.D31]))/(2*PI()*SQRT(3)))" office:value-type="float" office:value="5.78277803749381" calcext:value-type="float">
            <text:p>5.78277803749381</text:p>
          </table:table-cell>
          <table:table-cell table:formula="of:=0.5*SQRT((54*[.D31])/(PI()*[.$I$52]))*[.J31]/[.$I$57]" office:value-type="float" office:value="0.0711129355769393" calcext:value-type="float">
            <text:p>0.071112935576939</text:p>
          </table:table-cell>
          <table:table-cell table:style-name="ce37" table:formula="of:=([.$I$54]/([.$I$52]*[.E31]))/(1+(([.$I$59]^2)/([.E31]^2)))" office:value-type="float" office:value="0.18108490878222" calcext:value-type="float">
            <text:p>1.81E-01</text:p>
          </table:table-cell>
          <table:table-cell table:style-name="ce37" table:formula="of:=[.O31]*(1+([.$I$54]*[.$I$58]*[.G31]*[.I31])/([.$I$52]*[.E31]*[.$I$63]*4*SQRT(6)*[.H31]*[.$I$62]))" office:value-type="float" office:value="2.80803382867483" calcext:value-type="float">
            <text:p>2.81E+00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6.3" calcext:value-type="float">
            <text:p>6.3</text:p>
          </table:table-cell>
          <table:table-cell table:style-name="ce31" office:value-type="float" office:value="7.7588" calcext:value-type="float">
            <text:p>7.7588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164" calcext:value-type="float">
            <text:p>5164</text:p>
          </table:table-cell>
          <table:table-cell table:style-name="ce31" office:value-type="string" calcext:value-type="string">
            <text:p>todo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number-columns-repeated="989"/>
        </table:table-row>
        <table:table-row table:style-name="ro1">
          <table:covered-table-cell table:style-name="ce4"/>
          <table:table-cell table:style-name="ce22" office:value-type="string" calcext:value-type="string">
            <text:p>no SEE no Diel Ly=2</text:p>
          </table:table-cell>
          <table:table-cell table:style-name="ce12" office:value-type="string" calcext:value-type="string">
            <text:p>Xe</text:p>
          </table:table-cell>
          <table:table-cell table:style-name="ce36" table:formula="of:=131.293*[.$I$53]" office:value-type="float" office:value="2.1960350510294E-025" calcext:value-type="float">
            <text:p>2.20E-25</text:p>
          </table:table-cell>
          <table:table-cell table:style-name="ce36" table:formula="of:=770*2457600/0.000000000004/[.$I$56]/[.$I$60]/[.$I$61]" office:value-type="float" office:value="15400000" calcext:value-type="float">
            <text:p>1.54E+07</text:p>
          </table:table-cell>
          <table:table-cell table:style-name="ce12" office:value-type="float" office:value="175" calcext:value-type="float">
            <text:p>175</text:p>
          </table:table-cell>
          <table:table-cell table:formula="of:=SQRT((2*[.$I$54]*[.$I$63]*[.$I$62])/([.D32]))" office:value-type="float" office:value="17083.0557001341" calcext:value-type="float">
            <text:p>17083.0557001341</text:p>
          </table:table-cell>
          <table:table-cell table:formula="of:=SQRT([.$I$54]*[.I32]/[.D32])" office:value-type="float" office:value="5899.22214808237" calcext:value-type="float">
            <text:p>5899.22214808237</text:p>
          </table:table-cell>
          <table:table-cell table:style-name="ce12" office:value-type="float" office:value="47.7" calcext:value-type="float">
            <text:p>47.7</text:p>
          </table:table-cell>
          <table:table-cell table:formula="of:=SQRT([.$I$55]*[.I32]/([.$I$54]*[.$I$56]))" office:value-type="float" office:value="0.0000937384422522173" calcext:value-type="float">
            <text:p>9.37384422522173E-05</text:p>
          </table:table-cell>
          <table:table-cell table:formula="of:=SQRT(2/3)*[.H32]" office:value-type="float" office:value="4816.69471404237" calcext:value-type="float">
            <text:p>4816.69471404237</text:p>
          </table:table-cell>
          <table:table-cell table:formula="of:=2*SQRT(2)*PI()*[.J32]*1000" office:value-type="float" office:value="0.832937851463839" calcext:value-type="float">
            <text:p>0.832937851463839</text:p>
          </table:table-cell>
          <table:table-cell table:formula="of:=0.000001*(SQRT(([.$I$56]*[.$I$54]^2)/([.$I$55]*[.D32]))/(2*PI()*SQRT(3)))" office:value-type="float" office:value="5.78277803749381" calcext:value-type="float">
            <text:p>5.78277803749381</text:p>
          </table:table-cell>
          <table:table-cell table:formula="of:=0.5*SQRT((54*[.D32])/(PI()*[.$I$52]))*[.J32]/[.$I$57]" office:value-type="float" office:value="0.0954080148177597" calcext:value-type="float">
            <text:p>0.09540801481776</text:p>
          </table:table-cell>
          <table:table-cell table:style-name="ce37" table:formula="of:=([.$I$54]/([.$I$52]*[.E32]))/(1+(([.$I$59]^2)/([.E32]^2)))" office:value-type="float" office:value="0.218892521658699" calcext:value-type="float">
            <text:p>2.19E-01</text:p>
          </table:table-cell>
          <table:table-cell table:style-name="ce37" table:formula="of:=[.O32]*(1+([.$I$54]*[.$I$58]*[.G32]*[.I32])/([.$I$52]*[.E32]*[.$I$63]*4*SQRT(6)*[.H32]*[.$I$62]))" office:value-type="float" office:value="3.74329301687738" calcext:value-type="float">
            <text:p>3.74E+00</text:p>
          </table:table-cell>
          <table:table-cell table:style-name="ce12" office:value-type="string" calcext:value-type="string">
            <text:p>0.21</text:p>
          </table:table-cell>
          <table:table-cell table:style-name="ce12" office:value-type="float" office:value="5.06" calcext:value-type="float">
            <text:p>5.06</text:p>
          </table:table-cell>
          <table:table-cell table:style-name="ce12" office:value-type="float" office:value="5.78866" calcext:value-type="float">
            <text:p>5.78866</text:p>
          </table:table-cell>
          <table:table-cell table:style-name="ce12" office:value-type="string" calcext:value-type="string">
            <text:p>43.06</text:p>
          </table:table-cell>
          <table:table-cell table:style-name="ce12" office:value-type="float" office:value="18.06" calcext:value-type="float">
            <text:p>18.06</text:p>
          </table:table-cell>
          <table:table-cell table:style-name="ce12" office:value-type="float" office:value="6453" calcext:value-type="float">
            <text:p>6453</text:p>
          </table:table-cell>
          <table:table-cell table:style-name="ce12" office:value-type="string" calcext:value-type="string">
            <text:p>todo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/>
          <table:table-cell table:number-columns-repeated="998"/>
        </table:table-row>
        <table:table-row table:style-name="ro1">
          <table:covered-table-cell table:style-name="ce4"/>
          <table:table-cell table:style-name="ce23" office:value-type="string" calcext:value-type="string">
            <text:p>SEE 2 BN no Diel</text:p>
          </table:table-cell>
          <table:table-cell table:style-name="ce12" office:value-type="string" calcext:value-type="string">
            <text:p>Ar</text:p>
          </table:table-cell>
          <table:table-cell table:style-name="ce36" table:formula="of:=39.948*[.$I$53]" office:value-type="float" office:value="6.681788687784E-026" calcext:value-type="float">
            <text:p>6.68E-26</text:p>
          </table:table-cell>
          <table:table-cell table:style-name="ce36" table:formula="of:=490*2457600/0.000000000004/[.$I$56]/[.$I$60]/[.$I$61]" office:value-type="float" office:value="9800000" calcext:value-type="float">
            <text:p>9.80E+06</text:p>
          </table:table-cell>
          <table:table-cell table:style-name="ce12" office:value-type="float" office:value="50.1" calcext:value-type="float">
            <text:p>50.1</text:p>
          </table:table-cell>
          <table:table-cell table:formula="of:=SQRT((2*[.$I$54]*[.$I$63]*[.$I$62])/([.D33]))" office:value-type="float" office:value="30969.8300611172" calcext:value-type="float">
            <text:p>30969.8300611172</text:p>
          </table:table-cell>
          <table:table-cell table:formula="of:=SQRT([.$I$54]*[.I33]/[.D33])" office:value-type="float" office:value="11598.1910208244" calcext:value-type="float">
            <text:p>11598.1910208244</text:p>
          </table:table-cell>
          <table:table-cell table:style-name="ce12" office:value-type="float" office:value="56.1" calcext:value-type="float">
            <text:p>56.1</text:p>
          </table:table-cell>
          <table:table-cell table:formula="of:=SQRT([.$I$55]*[.I33]/([.$I$54]*[.$I$56]))" office:value-type="float" office:value="0.00010165762829031" calcext:value-type="float">
            <text:p>0.00010165762829</text:p>
          </table:table-cell>
          <table:table-cell table:formula="of:=SQRT(2/3)*[.H33]" office:value-type="float" office:value="9469.88331344975" calcext:value-type="float">
            <text:p>9469.88331344975</text:p>
          </table:table-cell>
          <table:table-cell table:formula="of:=2*SQRT(2)*PI()*[.J33]*1000" office:value-type="float" office:value="0.903305884529325" calcext:value-type="float">
            <text:p>0.903305884529325</text:p>
          </table:table-cell>
          <table:table-cell table:formula="of:=0.000001*(SQRT(([.$I$56]*[.$I$54]^2)/([.$I$55]*[.D33]))/(2*PI()*SQRT(3)))" office:value-type="float" office:value="10.4835842161973" calcext:value-type="float">
            <text:p>10.4835842161973</text:p>
          </table:table-cell>
          <table:table-cell table:formula="of:=0.5*SQRT((54*[.D33])/(PI()*[.$I$52]))*[.J33]/[.$I$57]" office:value-type="float" office:value="0.0570734118160443" calcext:value-type="float">
            <text:p>0.057073411816044</text:p>
          </table:table-cell>
          <table:table-cell table:style-name="ce37" table:formula="of:=([.$I$54]/([.$I$52]*[.E33]))/(1+(([.$I$59]^2)/([.E33]^2)))" office:value-type="float" office:value="0.139296829670035" calcext:value-type="float">
            <text:p>1.39E-01</text:p>
          </table:table-cell>
          <table:table-cell table:style-name="ce37" table:formula="of:=[.O33]*(1+([.$I$54]*[.$I$58]*[.G33]*[.I33])/([.$I$52]*[.E33]*[.$I$63]*4*SQRT(6)*[.H33]*[.$I$62]))" office:value-type="float" office:value="3.96148837634401" calcext:value-type="float">
            <text:p>3.96E+00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4.64" calcext:value-type="float">
            <text:p>4.64</text:p>
          </table:table-cell>
          <table:table-cell table:style-name="ce12" office:value-type="float" office:value="6.38" calcext:value-type="float">
            <text:p>6.38</text:p>
          </table:table-cell>
          <table:table-cell table:style-name="ce12" office:value-type="float" office:value="20.3" calcext:value-type="float">
            <text:p>20.3</text:p>
          </table:table-cell>
          <table:table-cell table:style-name="ce12" office:value-type="float" office:value="18.6" calcext:value-type="float">
            <text:p>18.6</text:p>
          </table:table-cell>
          <table:table-cell table:style-name="ce12" office:value-type="float" office:value="9125" calcext:value-type="float">
            <text:p>9125</text:p>
          </table:table-cell>
          <table:table-cell table:number-columns-repeated="3"/>
          <table:table-cell table:style-name="ce12"/>
          <table:table-cell table:number-columns-repeated="998"/>
        </table:table-row>
        <table:table-row table:style-name="ro1">
          <table:covered-table-cell table:style-name="ce5"/>
          <table:table-cell table:style-name="ce23" office:value-type="string" calcext:value-type="string">
            <text:p>SEE 2 BN no Diel</text:p>
          </table:table-cell>
          <table:table-cell table:style-name="ce12" office:value-type="string" calcext:value-type="string">
            <text:p>fAr</text:p>
          </table:table-cell>
          <table:table-cell table:style-name="ce36" table:formula="of:=39.948*[.$I$53]" office:value-type="float" office:value="6.681788687784E-026" calcext:value-type="float">
            <text:p>6.68E-26</text:p>
          </table:table-cell>
          <table:table-cell table:style-name="ce37" table:formula="of:=700*2457600/0.000000000004/[.$I$56]/[.$I$60]/[.$I$61]" office:value-type="float" office:value="14000000" calcext:value-type="float">
            <text:p>1.40E+07</text:p>
          </table:table-cell>
          <table:table-cell table:style-name="ce12" office:value-type="float" office:value="49.5" calcext:value-type="float">
            <text:p>49.5</text:p>
          </table:table-cell>
          <table:table-cell table:formula="of:=SQRT((2*[.$I$54]*[.$I$63]*[.$I$62])/([.D34]))" office:value-type="float" office:value="30969.8300611172" calcext:value-type="float">
            <text:p>30969.8300611172</text:p>
          </table:table-cell>
          <table:table-cell table:formula="of:=SQRT([.$I$54]*[.I34]/[.D34])" office:value-type="float" office:value="11473.475664919" calcext:value-type="float">
            <text:p>11473.475664919</text:p>
          </table:table-cell>
          <table:table-cell table:style-name="ce12" office:value-type="float" office:value="54.9" calcext:value-type="float">
            <text:p>54.9</text:p>
          </table:table-cell>
          <table:table-cell table:formula="of:=SQRT([.$I$55]*[.I34]/([.$I$54]*[.$I$56]))" office:value-type="float" office:value="0.000100564503744425" calcext:value-type="float">
            <text:p>0.000100564503744</text:p>
          </table:table-cell>
          <table:table-cell table:formula="of:=SQRT(2/3)*[.H34]" office:value-type="float" office:value="9368.0536517638" calcext:value-type="float">
            <text:p>9368.0536517638</text:p>
          </table:table-cell>
          <table:table-cell table:formula="of:=2*SQRT(2)*PI()*[.J34]*1000" office:value-type="float" office:value="0.893592635740937" calcext:value-type="float">
            <text:p>0.893592635740937</text:p>
          </table:table-cell>
          <table:table-cell table:formula="of:=0.000001*(SQRT(([.$I$56]*[.$I$54]^2)/([.$I$55]*[.D34]))/(2*PI()*SQRT(3)))" office:value-type="float" office:value="10.4835842161973" calcext:value-type="float">
            <text:p>10.4835842161973</text:p>
          </table:table-cell>
          <table:table-cell table:formula="of:=0.5*SQRT((54*[.D34])/(PI()*[.$I$52]))*[.J34]/[.$I$57]" office:value-type="float" office:value="0.0564597013801156" calcext:value-type="float">
            <text:p>0.056459701380116</text:p>
          </table:table-cell>
          <table:table-cell table:style-name="ce37" table:formula="of:=([.$I$54]/([.$I$52]*[.E34]))/(1+(([.$I$59]^2)/([.E34]^2)))" office:value-type="float" office:value="0.198993863425269" calcext:value-type="float">
            <text:p>1.99E-01</text:p>
          </table:table-cell>
          <table:table-cell table:style-name="ce37" table:formula="of:=[.O34]*(1+([.$I$54]*[.$I$58]*[.G34]*[.I34])/([.$I$52]*[.E34]*[.$I$63]*4*SQRT(6)*[.H34]*[.$I$62]))" office:value-type="float" office:value="3.98005483726707" calcext:value-type="float">
            <text:p>3.98E+00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9" calcext:value-type="float">
            <text:p>5.9</text:p>
          </table:table-cell>
          <table:table-cell table:number-columns-repeated="2" table:style-name="ce12" office:value-type="float" office:value="18.5" calcext:value-type="float">
            <text:p>18.5</text:p>
          </table:table-cell>
          <table:table-cell table:style-name="ce12" office:value-type="float" office:value="9812" calcext:value-type="float">
            <text:p>9812</text:p>
          </table:table-cell>
          <table:table-cell table:number-columns-repeated="3"/>
          <table:table-cell table:style-name="ce12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1" table:number-rows-spanned="13">
            <text:p>Vivien</text:p>
          </table:table-cell>
          <table:table-cell table:style-name="ce23" office:value-type="string" calcext:value-type="string">
            <text:p>SEE 2 BN no Diel</text:p>
          </table:table-cell>
          <table:table-cell table:style-name="ce12" office:value-type="string" calcext:value-type="string">
            <text:p>fKr</text:p>
          </table:table-cell>
          <table:table-cell table:style-name="ce36" table:formula="of:=83.798*[.$I$53]" office:value-type="float" office:value="1.4016234316084E-025" calcext:value-type="float">
            <text:p>1.40E-25</text:p>
          </table:table-cell>
          <table:table-cell table:style-name="ce37" table:formula="of:=700*2457600/0.000000000004/[.$I$56]/[.$I$60]/[.$I$61]" office:value-type="float" office:value="14000000" calcext:value-type="float">
            <text:p>1.40E+07</text:p>
          </table:table-cell>
          <table:table-cell table:style-name="ce12" office:value-type="float" office:value="50" calcext:value-type="float">
            <text:p>50</text:p>
          </table:table-cell>
          <table:table-cell table:formula="of:=SQRT((2*[.$I$54]*[.$I$63]*[.$I$62])/([.D35]))" office:value-type="float" office:value="21383.0433373114" calcext:value-type="float">
            <text:p>21383.0433373114</text:p>
          </table:table-cell>
          <table:table-cell table:formula="of:=SQRT([.$I$54]*[.I35]/[.D35])" office:value-type="float" office:value="6511.63993943993" calcext:value-type="float">
            <text:p>6511.63993943993</text:p>
          </table:table-cell>
          <table:table-cell table:formula="of:=2/3*55.6407499069" office:value-type="float" office:value="37.0938332712667" calcext:value-type="float">
            <text:p>37.0938332712667</text:p>
          </table:table-cell>
          <table:table-cell table:formula="of:=SQRT([.$I$55]*[.I35]/([.$I$54]*[.$I$56]))" office:value-type="float" office:value="0.0000826626645817565" calcext:value-type="float">
            <text:p>8.26626645817565E-05</text:p>
          </table:table-cell>
          <table:table-cell table:formula="of:=SQRT(2/3)*[.H35]" office:value-type="float" office:value="5316.73174678513" calcext:value-type="float">
            <text:p>5316.73174678513</text:p>
          </table:table-cell>
          <table:table-cell table:formula="of:=2*SQRT(2)*PI()*[.J35]*1000" office:value-type="float" office:value="0.734521084185988" calcext:value-type="float">
            <text:p>0.734521084185988</text:p>
          </table:table-cell>
          <table:table-cell table:formula="of:=0.000001*(SQRT(([.$I$56]*[.$I$54]^2)/([.$I$55]*[.D35]))/(2*PI()*SQRT(3)))" office:value-type="float" office:value="7.23836505343784" calcext:value-type="float">
            <text:p>7.23836505343784</text:p>
          </table:table-cell>
          <table:table-cell table:formula="of:=0.5*SQRT((54*[.D35])/(PI()*[.$I$52]))*[.J35]/[.$I$57]" office:value-type="float" office:value="0.0672159851895243" calcext:value-type="float">
            <text:p>0.067215985189524</text:p>
          </table:table-cell>
          <table:table-cell table:style-name="ce37" table:formula="of:=([.$I$54]/([.$I$52]*[.E35]))/(1+(([.$I$59]^2)/([.E35]^2)))" office:value-type="float" office:value="0.198993863425269" calcext:value-type="float">
            <text:p>1.99E-01</text:p>
          </table:table-cell>
          <table:table-cell table:style-name="ce37" table:formula="of:=[.O35]*(1+([.$I$54]*[.$I$58]*[.G35]*[.I35])/([.$I$52]*[.E35]*[.$I$63]*4*SQRT(6)*[.H35]*[.$I$62]))" office:value-type="float" office:value="3.30697494428634" calcext:value-type="float">
            <text:p>3.31E+00</text:p>
          </table:table-cell>
          <table:table-cell table:formula="of:=17.2605892231/100" office:value-type="float" office:value="0.172605892231" calcext:value-type="float">
            <text:p>0.172605892231</text:p>
          </table:table-cell>
          <table:table-cell table:formula="of:=427.251832098/100" office:value-type="float" office:value="4.27251832098" calcext:value-type="float">
            <text:p>4.27251832098</text:p>
          </table:table-cell>
          <table:table-cell table:formula="of:=603.713838136/100" office:value-type="float" office:value="6.03713838136" calcext:value-type="float">
            <text:p>6.03713838136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6828" calcext:value-type="float">
            <text:p>682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/>
          <table:table-cell table:number-columns-repeated="998"/>
        </table:table-row>
        <table:table-row table:style-name="ro1">
          <table:covered-table-cell table:style-name="ce4"/>
          <table:table-cell table:style-name="ce12" office:value-type="string" calcext:value-type="string">
            <text:p>no SEE no Diel</text:p>
          </table:table-cell>
          <table:table-cell table:style-name="ce12" office:value-type="string" calcext:value-type="string">
            <text:p>He</text:p>
          </table:table-cell>
          <table:table-cell table:style-name="ce36" table:formula="of:=4.002602*[.$I$53]" office:value-type="float" office:value="6.69483848135116E-027" calcext:value-type="float">
            <text:p>6.69E-27</text:p>
          </table:table-cell>
          <table:table-cell table:style-name="ce37" table:formula="of:=87*2457600/0.000000000004/[.$I$56]/[.$I$60]/[.$I$61]" office:value-type="float" office:value="1740000" calcext:value-type="float">
            <text:p>1.74E+06</text:p>
          </table:table-cell>
          <table:table-cell table:style-name="ce12" office:value-type="float" office:value="130" calcext:value-type="float">
            <text:p>130</text:p>
          </table:table-cell>
          <table:table-cell table:formula="of:=SQRT((2*[.$I$54]*[.$I$63]*[.$I$62])/([.D36]))" office:value-type="float" office:value="97839.7059671438" calcext:value-type="float">
            <text:p>97839.7059671438</text:p>
          </table:table-cell>
          <table:table-cell table:formula="of:=SQRT([.$I$54]*[.I36]/[.D36])" office:value-type="float" office:value="33226.2916911774" calcext:value-type="float">
            <text:p>33226.2916911774</text:p>
          </table:table-cell>
          <table:table-cell table:formula="of:=2/3*69.1965942111" office:value-type="float" office:value="46.1310628074" calcext:value-type="float">
            <text:p>46.1310628074</text:p>
          </table:table-cell>
          <table:table-cell table:formula="of:=SQRT([.$I$55]*[.I36]/([.$I$54]*[.$I$56]))" office:value-type="float" office:value="0.0000921839413986088" calcext:value-type="float">
            <text:p>9.21839413986088E-05</text:p>
          </table:table-cell>
          <table:table-cell table:formula="of:=SQRT(2/3)*[.H36]" office:value-type="float" office:value="27129.1535627537" calcext:value-type="float">
            <text:p>27129.1535627537</text:p>
          </table:table-cell>
          <table:table-cell table:formula="of:=2*SQRT(2)*PI()*[.J36]*1000" office:value-type="float" office:value="0.81912492082414" calcext:value-type="float">
            <text:p>0.81912492082414</text:p>
          </table:table-cell>
          <table:table-cell table:formula="of:=0.000001*(SQRT(([.$I$56]*[.$I$54]^2)/([.$I$55]*[.D36]))/(2*PI()*SQRT(3)))" office:value-type="float" office:value="33.1196779307587" calcext:value-type="float">
            <text:p>33.1196779307587</text:p>
          </table:table-cell>
          <table:table-cell table:formula="of:=0.5*SQRT((54*[.D36])/(PI()*[.$I$52]))*[.J36]/[.$I$57]" office:value-type="float" office:value="0.0163822224262587" calcext:value-type="float">
            <text:p>0.016382222426259</text:p>
          </table:table-cell>
          <table:table-cell table:style-name="ce37" table:formula="of:=([.$I$54]/([.$I$52]*[.E36]))/(1+(([.$I$59]^2)/([.E36]^2)))" office:value-type="float" office:value="0.024732480157299" calcext:value-type="float">
            <text:p>2.47E-02</text:p>
          </table:table-cell>
          <table:table-cell table:style-name="ce37" table:formula="of:=[.O36]*(1+([.$I$54]*[.$I$58]*[.G36]*[.I36])/([.$I$52]*[.E36]*[.$I$63]*4*SQRT(6)*[.H36]*[.$I$62]))" office:value-type="float" office:value="3.49075205992142" calcext:value-type="float">
            <text:p>3.49E+00</text:p>
          </table:table-cell>
          <table:table-cell table:style-name="ce12" office:value-type="float" office:value="0.0250001534616" calcext:value-type="float">
            <text:p>0.0250001534616</text:p>
          </table:table-cell>
          <table:table-cell table:style-name="ce12" office:value-type="float" office:value="4.06062522208" calcext:value-type="float">
            <text:p>4.06062522208</text:p>
          </table:table-cell>
          <table:table-cell table:style-name="ce12" office:value-type="float" office:value="4.60577002997" calcext:value-type="float">
            <text:p>4.60577002997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281" calcext:value-type="float">
            <text:p>928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/>
          <table:table-cell table:number-columns-repeated="998"/>
        </table:table-row>
        <table:table-row table:style-name="ro1">
          <table:covered-table-cell table:style-name="ce4"/>
          <table:table-cell table:style-name="ce12" office:value-type="string" calcext:value-type="string">
            <text:p>no SEE no Diel</text:p>
          </table:table-cell>
          <table:table-cell table:style-name="ce12" office:value-type="string" calcext:value-type="string">
            <text:p>fKr</text:p>
          </table:table-cell>
          <table:table-cell table:style-name="ce36" table:formula="of:=83.798*[.$I$53]" office:value-type="float" office:value="1.4016234316084E-025" calcext:value-type="float">
            <text:p>1.40E-25</text:p>
          </table:table-cell>
          <table:table-cell table:style-name="ce37" table:formula="of:=770*2457600/0.000000000004/[.$I$56]/[.$I$60]/[.$I$61]" office:value-type="float" office:value="15400000" calcext:value-type="float">
            <text:p>1.54E+07</text:p>
          </table:table-cell>
          <table:table-cell table:style-name="ce12" office:value-type="float" office:value="165" calcext:value-type="float">
            <text:p>165</text:p>
          </table:table-cell>
          <table:table-cell table:formula="of:=SQRT((2*[.$I$54]*[.$I$63]*[.$I$62])/([.D37]))" office:value-type="float" office:value="21383.0433373114" calcext:value-type="float">
            <text:p>21383.0433373114</text:p>
          </table:table-cell>
          <table:table-cell table:formula="of:=SQRT([.$I$54]*[.I37]/[.D37])" office:value-type="float" office:value="7366.0172150055" calcext:value-type="float">
            <text:p>7366.0172150055</text:p>
          </table:table-cell>
          <table:table-cell table:formula="of:=2/3*71.1996202182" office:value-type="float" office:value="47.4664134788" calcext:value-type="float">
            <text:p>47.4664134788</text:p>
          </table:table-cell>
          <table:table-cell table:formula="of:=SQRT([.$I$55]*[.I37]/([.$I$54]*[.$I$56]))" office:value-type="float" office:value="0.0000935086423712512" calcext:value-type="float">
            <text:p>9.35086423712512E-05</text:p>
          </table:table-cell>
          <table:table-cell table:formula="of:=SQRT(2/3)*[.H37]" office:value-type="float" office:value="6014.32787110677" calcext:value-type="float">
            <text:p>6014.32787110677</text:p>
          </table:table-cell>
          <table:table-cell table:formula="of:=2*SQRT(2)*PI()*[.J37]*1000" office:value-type="float" office:value="0.830895903523169" calcext:value-type="float">
            <text:p>0.830895903523169</text:p>
          </table:table-cell>
          <table:table-cell table:formula="of:=0.000001*(SQRT(([.$I$56]*[.$I$54]^2)/([.$I$55]*[.D37]))/(2*PI()*SQRT(3)))" office:value-type="float" office:value="7.23836505343784" calcext:value-type="float">
            <text:p>7.23836505343784</text:p>
          </table:table-cell>
          <table:table-cell table:formula="of:=0.5*SQRT((54*[.D37])/(PI()*[.$I$52]))*[.J37]/[.$I$57]" office:value-type="float" office:value="0.076035239760535" calcext:value-type="float">
            <text:p>0.076035239760535</text:p>
          </table:table-cell>
          <table:table-cell table:style-name="ce37" table:formula="of:=([.$I$54]/([.$I$52]*[.E37]))/(1+(([.$I$59]^2)/([.E37]^2)))" office:value-type="float" office:value="0.218892521658699" calcext:value-type="float">
            <text:p>2.19E-01</text:p>
          </table:table-cell>
          <table:table-cell table:style-name="ce37" table:formula="of:=[.O37]*(1+([.$I$54]*[.$I$58]*[.G37]*[.I37])/([.$I$52]*[.E37]*[.$I$63]*4*SQRT(6)*[.H37]*[.$I$62]))" office:value-type="float" office:value="3.73465294568759" calcext:value-type="float">
            <text:p>3.73E+00</text:p>
          </table:table-cell>
          <table:table-cell table:style-name="ce12" office:value-type="float" office:value="0.217398425359" calcext:value-type="float">
            <text:p>0.217398425359</text:p>
          </table:table-cell>
          <table:table-cell table:style-name="ce12" office:value-type="float" office:value="5.18687790632" calcext:value-type="float">
            <text:p>5.18687790632</text:p>
          </table:table-cell>
          <table:table-cell table:style-name="ce12" office:value-type="float" office:value="5.92240492286" calcext:value-type="float">
            <text:p>5.92240492286</text:p>
          </table:table-cell>
          <table:table-cell table:style-name="ce12" office:value-type="float" office:value="37.6" calcext:value-type="float">
            <text:p>37.6</text:p>
          </table:table-cell>
          <table:table-cell table:style-name="ce12" office:value-type="float" office:value="16.7" calcext:value-type="float">
            <text:p>16.7</text:p>
          </table:table-cell>
          <table:table-cell table:style-name="ce12" office:value-type="float" office:value="8312" calcext:value-type="float">
            <text:p>83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/>
          <table:table-cell table:number-columns-repeated="998"/>
        </table:table-row>
        <table:table-row table:style-name="ro1">
          <table:covered-table-cell table:style-name="ce4"/>
          <table:table-cell table:style-name="ce12" office:value-type="string" calcext:value-type="string">
            <text:p>no SEE no Diel</text:p>
          </table:table-cell>
          <table:table-cell table:style-name="ce12" office:value-type="string" calcext:value-type="string">
            <text:p>Ar</text:p>
          </table:table-cell>
          <table:table-cell table:style-name="ce36" table:formula="of:=39.948*[.$I$53]" office:value-type="float" office:value="6.681788687784E-026" calcext:value-type="float">
            <text:p>6.68E-26</text:p>
          </table:table-cell>
          <table:table-cell table:style-name="ce37" table:formula="of:=490*2457600/0.000000000004/[.$I$56]/[.$I$60]/[.$I$61]" office:value-type="float" office:value="9800000" calcext:value-type="float">
            <text:p>9.80E+06</text:p>
          </table:table-cell>
          <table:table-cell table:style-name="ce12" office:value-type="float" office:value="160" calcext:value-type="float">
            <text:p>160</text:p>
          </table:table-cell>
          <table:table-cell table:formula="of:=SQRT((2*[.$I$54]*[.$I$63]*[.$I$62])/([.D38]))" office:value-type="float" office:value="30969.8300611172" calcext:value-type="float">
            <text:p>30969.8300611172</text:p>
          </table:table-cell>
          <table:table-cell table:formula="of:=SQRT([.$I$54]*[.I38]/[.D38])" office:value-type="float" office:value="10762.803846696" calcext:value-type="float">
            <text:p>10762.803846696</text:p>
          </table:table-cell>
          <table:table-cell table:formula="of:=2/3*72.4643592451" office:value-type="float" office:value="48.3095728300667" calcext:value-type="float">
            <text:p>48.3095728300667</text:p>
          </table:table-cell>
          <table:table-cell table:formula="of:=SQRT([.$I$55]*[.I38]/([.$I$54]*[.$I$56]))" office:value-type="float" office:value="0.0000943354968757163" calcext:value-type="float">
            <text:p>9.43354968757163E-05</text:p>
          </table:table-cell>
          <table:table-cell table:formula="of:=SQRT(2/3)*[.H38]" office:value-type="float" office:value="8787.79254202306" calcext:value-type="float">
            <text:p>8787.79254202306</text:p>
          </table:table-cell>
          <table:table-cell table:formula="of:=2*SQRT(2)*PI()*[.J38]*1000" office:value-type="float" office:value="0.838243139063624" calcext:value-type="float">
            <text:p>0.838243139063624</text:p>
          </table:table-cell>
          <table:table-cell table:formula="of:=0.000001*(SQRT(([.$I$56]*[.$I$54]^2)/([.$I$55]*[.D38]))/(2*PI()*SQRT(3)))" office:value-type="float" office:value="10.4835842161973" calcext:value-type="float">
            <text:p>10.4835842161973</text:p>
          </table:table-cell>
          <table:table-cell table:formula="of:=0.5*SQRT((54*[.D38])/(PI()*[.$I$52]))*[.J38]/[.$I$57]" office:value-type="float" office:value="0.0529625641735745" calcext:value-type="float">
            <text:p>0.052962564173575</text:p>
          </table:table-cell>
          <table:table-cell table:style-name="ce37" table:formula="of:=([.$I$54]/([.$I$52]*[.E38]))/(1+(([.$I$59]^2)/([.E38]^2)))" office:value-type="float" office:value="0.139296829670035" calcext:value-type="float">
            <text:p>1.39E-01</text:p>
          </table:table-cell>
          <table:table-cell table:style-name="ce37" table:formula="of:=[.O38]*(1+([.$I$54]*[.$I$58]*[.G38]*[.I38])/([.$I$52]*[.E38]*[.$I$63]*4*SQRT(6)*[.H38]*[.$I$62]))" office:value-type="float" office:value="3.68618597880457" calcext:value-type="float">
            <text:p>3.69E+00</text:p>
          </table:table-cell>
          <table:table-cell table:style-name="ce12" office:value-type="float" office:value="0.140153200091" calcext:value-type="float">
            <text:p>0.140153200091</text:p>
          </table:table-cell>
          <table:table-cell table:style-name="ce12" office:value-type="float" office:value="4.66500523173" calcext:value-type="float">
            <text:p>4.66500523173</text:p>
          </table:table-cell>
          <table:table-cell table:style-name="ce52" office:value-type="float" office:value="5.26460474021" calcext:value-type="float">
            <text:p>5.2646047402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7.8" calcext:value-type="float">
            <text:p>17.8</text:p>
          </table:table-cell>
          <table:table-cell table:style-name="ce12" office:value-type="float" office:value="12687" calcext:value-type="float">
            <text:p>1268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/>
          <table:table-cell table:number-columns-repeated="998"/>
        </table:table-row>
        <table:table-row table:style-name="ro1">
          <table:covered-table-cell table:style-name="ce4"/>
          <table:table-cell table:style-name="ce12" office:value-type="string" calcext:value-type="string">
            <text:p>no SEE no Diel</text:p>
          </table:table-cell>
          <table:table-cell table:style-name="ce12" office:value-type="string" calcext:value-type="string">
            <text:p>Xe</text:p>
          </table:table-cell>
          <table:table-cell table:style-name="ce36" table:formula="of:=131.293*[.$I$53]" office:value-type="float" office:value="2.1960350510294E-025" calcext:value-type="float">
            <text:p>2.20E-25</text:p>
          </table:table-cell>
          <table:table-cell table:style-name="ce37" table:formula="of:=770*2457600/0.000000000004/[.$I$56]/[.$I$60]/[.$I$61]" office:value-type="float" office:value="15400000" calcext:value-type="float">
            <text:p>1.54E+07</text:p>
          </table:table-cell>
          <table:table-cell table:style-name="ce12" office:value-type="float" office:value="168" calcext:value-type="float">
            <text:p>168</text:p>
          </table:table-cell>
          <table:table-cell table:formula="of:=SQRT((2*[.$I$54]*[.$I$63]*[.$I$62])/([.D39]))" office:value-type="float" office:value="17083.0557001341" calcext:value-type="float">
            <text:p>17083.0557001341</text:p>
          </table:table-cell>
          <table:table-cell table:formula="of:=SQRT([.$I$54]*[.I39]/[.D39])" office:value-type="float" office:value="5871.02305565042" calcext:value-type="float">
            <text:p>5871.02305565042</text:p>
          </table:table-cell>
          <table:table-cell table:formula="of:=2/3*70.8675972348" office:value-type="float" office:value="47.2450648232" calcext:value-type="float">
            <text:p>47.2450648232</text:p>
          </table:table-cell>
          <table:table-cell table:formula="of:=SQRT([.$I$55]*[.I39]/([.$I$54]*[.$I$56]))" office:value-type="float" office:value="0.0000932903596184151" calcext:value-type="float">
            <text:p>9.32903596184151E-05</text:p>
          </table:table-cell>
          <table:table-cell table:formula="of:=SQRT(2/3)*[.H39]" office:value-type="float" office:value="4793.67025148642" calcext:value-type="float">
            <text:p>4793.67025148642</text:p>
          </table:table-cell>
          <table:table-cell table:formula="of:=2*SQRT(2)*PI()*[.J39]*1000" office:value-type="float" office:value="0.828956294086629" calcext:value-type="float">
            <text:p>0.828956294086629</text:p>
          </table:table-cell>
          <table:table-cell table:formula="of:=0.000001*(SQRT(([.$I$56]*[.$I$54]^2)/([.$I$55]*[.D39]))/(2*PI()*SQRT(3)))" office:value-type="float" office:value="5.78277803749381" calcext:value-type="float">
            <text:p>5.78277803749381</text:p>
          </table:table-cell>
          <table:table-cell table:formula="of:=0.5*SQRT((54*[.D39])/(PI()*[.$I$52]))*[.J39]/[.$I$57]" office:value-type="float" office:value="0.0949519513976918" calcext:value-type="float">
            <text:p>0.094951951397692</text:p>
          </table:table-cell>
          <table:table-cell table:style-name="ce37" table:formula="of:=([.$I$54]/([.$I$52]*[.E39]))/(1+(([.$I$59]^2)/([.E39]^2)))" office:value-type="float" office:value="0.218892521658699" calcext:value-type="float">
            <text:p>2.19E-01</text:p>
          </table:table-cell>
          <table:table-cell table:style-name="ce37" table:formula="of:=[.O39]*(1+([.$I$54]*[.$I$58]*[.G39]*[.I39])/([.$I$52]*[.E39]*[.$I$63]*4*SQRT(6)*[.H39]*[.$I$62]))" office:value-type="float" office:value="3.72644589825103" calcext:value-type="float">
            <text:p>3.73E+00</text:p>
          </table:table-cell>
          <table:table-cell table:style-name="ce12" office:value-type="float" office:value="0.217800225023" calcext:value-type="float">
            <text:p>0.217800225023</text:p>
          </table:table-cell>
          <table:table-cell table:style-name="ce12" office:value-type="float" office:value="5.09535857743" calcext:value-type="float">
            <text:p>5.09535857743</text:p>
          </table:table-cell>
          <table:table-cell table:style-name="ce12" office:value-type="float" office:value="5.75223832672" calcext:value-type="float">
            <text:p>5.7522383267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7.8" calcext:value-type="float">
            <text:p>17.8</text:p>
          </table:table-cell>
          <table:table-cell table:style-name="ce12" office:value-type="float" office:value="5984" calcext:value-type="float">
            <text:p>59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/>
          <table:table-cell table:number-columns-repeated="998"/>
        </table:table-row>
        <table:table-row table:style-name="ro1">
          <table:covered-table-cell table:style-name="ce4"/>
          <table:table-cell table:style-name="ce12" office:value-type="string" calcext:value-type="string">
            <text:p>no SEE no Diel</text:p>
          </table:table-cell>
          <table:table-cell table:style-name="ce12" office:value-type="string" calcext:value-type="string">
            <text:p>fAr</text:p>
          </table:table-cell>
          <table:table-cell table:style-name="ce36" table:formula="of:=39.948*[.$I$53]" office:value-type="float" office:value="6.681788687784E-026" calcext:value-type="float">
            <text:p>6.68E-26</text:p>
          </table:table-cell>
          <table:table-cell table:style-name="ce37" table:formula="of:=762*2457600/0.000000000004/[.$I$56]/[.$I$60]/[.$I$61]" office:value-type="float" office:value="15240000" calcext:value-type="float">
            <text:p>1.52E+07</text:p>
          </table:table-cell>
          <table:table-cell table:style-name="ce12" office:value-type="float" office:value="160" calcext:value-type="float">
            <text:p>160</text:p>
          </table:table-cell>
          <table:table-cell table:formula="of:=SQRT((2*[.$I$54]*[.$I$63]*[.$I$62])/([.D40]))" office:value-type="float" office:value="30969.8300611172" calcext:value-type="float">
            <text:p>30969.8300611172</text:p>
          </table:table-cell>
          <table:table-cell table:formula="of:=SQRT([.$I$54]*[.I40]/[.D40])" office:value-type="float" office:value="10700.0111905622" calcext:value-type="float">
            <text:p>10700.0111905622</text:p>
          </table:table-cell>
          <table:table-cell table:style-name="ce12" office:value-type="float" office:value="47.747519036" calcext:value-type="float">
            <text:p>47.747519036</text:p>
          </table:table-cell>
          <table:table-cell table:formula="of:=SQRT([.$I$55]*[.I40]/([.$I$54]*[.$I$56]))" office:value-type="float" office:value="0.0000937851220383686" calcext:value-type="float">
            <text:p>9.37851220383686E-05</text:p>
          </table:table-cell>
          <table:table-cell table:formula="of:=SQRT(2/3)*[.H40]" office:value-type="float" office:value="8736.52255298242" calcext:value-type="float">
            <text:p>8736.52255298242</text:p>
          </table:table-cell>
          <table:table-cell table:formula="of:=2*SQRT(2)*PI()*[.J40]*1000" office:value-type="float" office:value="0.833352637114736" calcext:value-type="float">
            <text:p>0.833352637114736</text:p>
          </table:table-cell>
          <table:table-cell table:formula="of:=0.000001*(SQRT(([.$I$56]*[.$I$54]^2)/([.$I$55]*[.D40]))/(2*PI()*SQRT(3)))" office:value-type="float" office:value="10.4835842161973" calcext:value-type="float">
            <text:p>10.4835842161973</text:p>
          </table:table-cell>
          <table:table-cell table:formula="of:=0.5*SQRT((54*[.D40])/(PI()*[.$I$52]))*[.J40]/[.$I$57]" office:value-type="float" office:value="0.0526535684762183" calcext:value-type="float">
            <text:p>0.052653568476218</text:p>
          </table:table-cell>
          <table:table-cell table:style-name="ce37" table:formula="of:=([.$I$54]/([.$I$52]*[.E40]))/(1+(([.$I$59]^2)/([.E40]^2)))" office:value-type="float" office:value="0.216618399462315" calcext:value-type="float">
            <text:p>2.17E-01</text:p>
          </table:table-cell>
          <table:table-cell table:style-name="ce37" table:formula="of:=[.O40]*(1+([.$I$54]*[.$I$58]*[.G40]*[.I40])/([.$I$52]*[.E40]*[.$I$63]*4*SQRT(6)*[.H40]*[.$I$62]))" office:value-type="float" office:value="3.74277536951555" calcext:value-type="float">
            <text:p>3.74E+00</text:p>
          </table:table-cell>
          <table:table-cell table:style-name="ce12" office:value-type="float" office:value="0.216936132397" calcext:value-type="float">
            <text:p>0.216936132397</text:p>
          </table:table-cell>
          <table:table-cell table:style-name="ce12" office:value-type="float" office:value="4.90868136317" calcext:value-type="float">
            <text:p>4.90868136317</text:p>
          </table:table-cell>
          <table:table-cell table:style-name="ce12" office:value-type="float" office:value="5.61423769406" calcext:value-type="float">
            <text:p>5.61423769406</text:p>
          </table:table-cell>
          <table:table-cell table:style-name="ce12" office:value-type="float" office:value="32.99" calcext:value-type="float">
            <text:p>32.99</text:p>
          </table:table-cell>
          <table:table-cell table:style-name="ce12" office:value-type="float" office:value="18.277" calcext:value-type="float">
            <text:p>18.277</text:p>
          </table:table-cell>
          <table:table-cell table:style-name="ce12" office:value-type="float" office:value="10906" calcext:value-type="float">
            <text:p>1090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998"/>
        </table:table-row>
        <table:table-row table:style-name="ro1">
          <table:covered-table-cell table:style-name="ce4"/>
          <table:table-cell table:style-name="ce12" office:value-type="string" calcext:value-type="string">
            <text:p>no SEE no Diel</text:p>
          </table:table-cell>
          <table:table-cell table:style-name="ce12" office:value-type="string" calcext:value-type="string">
            <text:p>fHe</text:p>
          </table:table-cell>
          <table:table-cell table:style-name="ce37" table:formula="of:=4.002602*[.$I$53]" office:value-type="float" office:value="6.69483848135116E-027" calcext:value-type="float">
            <text:p>6.69E-27</text:p>
          </table:table-cell>
          <table:table-cell table:style-name="ce37" table:formula="of:=750*2457600/0.000000000004/[.$I$56]/[.$I$60]/[.$I$61]" office:value-type="float" office:value="15000000" calcext:value-type="float">
            <text:p>1.50E+07</text:p>
          </table:table-cell>
          <table:table-cell table:style-name="ce12" office:value-type="float" office:value="128" calcext:value-type="float">
            <text:p>128</text:p>
          </table:table-cell>
          <table:table-cell table:formula="of:=SQRT((2*[.$I$54]*[.$I$63]*[.$I$62])/([.D41]))" office:value-type="float" office:value="97839.7059671438" calcext:value-type="float">
            <text:p>97839.7059671438</text:p>
          </table:table-cell>
          <table:table-cell table:formula="of:=SQRT([.$I$54]*[.I41]/[.D41])" office:value-type="float" office:value="32961.9631580731" calcext:value-type="float">
            <text:p>32961.9631580731</text:p>
          </table:table-cell>
          <table:table-cell table:style-name="ce12" office:value-type="float" office:value="45.4" calcext:value-type="float">
            <text:p>45.4</text:p>
          </table:table-cell>
          <table:table-cell table:formula="of:=SQRT([.$I$55]*[.I41]/([.$I$54]*[.$I$56]))" office:value-type="float" office:value="0.0000914505810154475" calcext:value-type="float">
            <text:p>9.14505810154475E-05</text:p>
          </table:table-cell>
          <table:table-cell table:formula="of:=SQRT(2/3)*[.H41]" office:value-type="float" office:value="26913.3302192323" calcext:value-type="float">
            <text:p>26913.3302192323</text:p>
          </table:table-cell>
          <table:table-cell table:formula="of:=2*SQRT(2)*PI()*[.J41]*1000" office:value-type="float" office:value="0.812608452156402" calcext:value-type="float">
            <text:p>0.812608452156402</text:p>
          </table:table-cell>
          <table:table-cell table:formula="of:=0.000001*(SQRT(([.$I$56]*[.$I$54]^2)/([.$I$55]*[.D41]))/(2*PI()*SQRT(3)))" office:value-type="float" office:value="33.1196779307587" calcext:value-type="float">
            <text:p>33.1196779307587</text:p>
          </table:table-cell>
          <table:table-cell table:formula="of:=0.5*SQRT((54*[.D41])/(PI()*[.$I$52]))*[.J41]/[.$I$57]" office:value-type="float" office:value="0.0162518952485173" calcext:value-type="float">
            <text:p>0.016251895248517</text:p>
          </table:table-cell>
          <table:table-cell table:style-name="ce37" table:formula="of:=([.$I$54]/([.$I$52]*[.E41]))/(1+(([.$I$59]^2)/([.E41]^2)))" office:value-type="float" office:value="0.213207211134989" calcext:value-type="float">
            <text:p>2.13E-01</text:p>
          </table:table-cell>
          <table:table-cell table:style-name="ce37" table:formula="of:=[.O41]*(1+([.$I$54]*[.$I$58]*[.G41]*[.I41])/([.$I$52]*[.E41]*[.$I$63]*4*SQRT(6)*[.H41]*[.$I$62]))" office:value-type="float" office:value="3.65159152827016" calcext:value-type="float">
            <text:p>3.65E+00</text:p>
          </table:table-cell>
          <table:table-cell table:style-name="ce12" office:value-type="float" office:value="0.213482128032" calcext:value-type="float">
            <text:p>0.213482128032</text:p>
          </table:table-cell>
          <table:table-cell table:style-name="ce12" office:value-type="float" office:value="4.42967415082" calcext:value-type="float">
            <text:p>4.42967415082</text:p>
          </table:table-cell>
          <table:table-cell table:style-name="ce12" office:value-type="float" office:value="5.051476794" calcext:value-type="float">
            <text:p>5.051476794</text:p>
          </table:table-cell>
          <table:table-cell table:style-name="ce12" office:value-type="float" office:value="21.98" calcext:value-type="float">
            <text:p>21.98</text:p>
          </table:table-cell>
          <table:table-cell table:style-name="ce12" office:value-type="float" office:value="15.56" calcext:value-type="float">
            <text:p>15.56</text:p>
          </table:table-cell>
          <table:table-cell table:style-name="ce12" office:value-type="float" office:value="3484" calcext:value-type="float">
            <text:p>3484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12" office:value-type="string" calcext:value-type="string">
            <text:p>no SEE no Diel</text:p>
          </table:table-cell>
          <table:table-cell table:style-name="ce12" office:value-type="string" calcext:value-type="string">
            <text:p>I2</text:p>
          </table:table-cell>
          <table:table-cell table:style-name="ce37" table:formula="of:=126.9*[.$I$53]" office:value-type="float" office:value="2.12255678502E-025" calcext:value-type="float">
            <text:p>2.12E-25</text:p>
          </table:table-cell>
          <table:table-cell table:style-name="ce37" table:formula="of:=488.6*2457600/0.000000000004/[.$I$56]/[.$I$60]/[.$I$61]" office:value-type="float" office:value="9772000" calcext:value-type="float">
            <text:p>9.77E+06</text:p>
          </table:table-cell>
          <table:table-cell table:style-name="ce12" office:value-type="float" office:value="160" calcext:value-type="float">
            <text:p>160</text:p>
          </table:table-cell>
          <table:table-cell table:formula="of:=SQRT((2*[.$I$54]*[.$I$63]*[.$I$62])/([.D42]))" office:value-type="float" office:value="17376.2290143944" calcext:value-type="float">
            <text:p>17376.2290143944</text:p>
          </table:table-cell>
          <table:table-cell table:formula="of:=SQRT([.$I$54]*[.I42]/[.D42])" office:value-type="float" office:value="6006.74899624593" calcext:value-type="float">
            <text:p>6006.74899624593</text:p>
          </table:table-cell>
          <table:table-cell table:style-name="ce12" office:value-type="float" office:value="47.8" calcext:value-type="float">
            <text:p>47.8</text:p>
          </table:table-cell>
          <table:table-cell table:formula="of:=SQRT([.$I$55]*[.I42]/([.$I$54]*[.$I$56]))" office:value-type="float" office:value="0.0000938366491332659" calcext:value-type="float">
            <text:p>9.38366491332659E-05</text:p>
          </table:table-cell>
          <table:table-cell table:formula="of:=SQRT(2/3)*[.H42]" office:value-type="float" office:value="4904.49001792585" calcext:value-type="float">
            <text:p>4904.49001792585</text:p>
          </table:table-cell>
          <table:table-cell table:formula="of:=2*SQRT(2)*PI()*[.J42]*1000" office:value-type="float" office:value="0.83381049481628" calcext:value-type="float">
            <text:p>0.83381049481628</text:p>
          </table:table-cell>
          <table:table-cell table:formula="of:=0.000001*(SQRT(([.$I$56]*[.$I$54]^2)/([.$I$55]*[.D42]))/(2*PI()*SQRT(3)))" office:value-type="float" office:value="5.88202001344022" calcext:value-type="float">
            <text:p>5.88202001344022</text:p>
          </table:table-cell>
          <table:table-cell table:formula="of:=0.5*SQRT((54*[.D42])/(PI()*[.$I$52]))*[.J42]/[.$I$57]" office:value-type="float" office:value="0.0938965516990309" calcext:value-type="float">
            <text:p>0.093896551699031</text:p>
          </table:table-cell>
          <table:table-cell table:style-name="ce37" table:formula="of:=([.$I$54]/([.$I$52]*[.E42]))/(1+(([.$I$59]^2)/([.E42]^2)))" office:value-type="float" office:value="0.138898844879685" calcext:value-type="float">
            <text:p>1.39E-01</text:p>
          </table:table-cell>
          <table:table-cell table:style-name="ce37" table:formula="of:=[.O42]*(1+([.$I$54]*[.$I$58]*[.G42]*[.I42])/([.$I$52]*[.E42]*[.$I$63]*4*SQRT(6)*[.H42]*[.$I$62]))" office:value-type="float" office:value="3.66703213897511" calcext:value-type="float">
            <text:p>3.67E+00</text:p>
          </table:table-cell>
          <table:table-cell table:style-name="ce12" office:value-type="float" office:value="0.140055181735" calcext:value-type="float">
            <text:p>0.140055181735</text:p>
          </table:table-cell>
          <table:table-cell table:style-name="ce12" office:value-type="float" office:value="4.52215416629" calcext:value-type="float">
            <text:p>4.52215416629</text:p>
          </table:table-cell>
          <table:table-cell table:style-name="ce12" office:value-type="float" office:value="5.17758315124" calcext:value-type="float">
            <text:p>5.17758315124</text:p>
          </table:table-cell>
          <table:table-cell table:style-name="ce12" office:value-type="float" office:value="32.667" calcext:value-type="float">
            <text:p>32.667</text:p>
          </table:table-cell>
          <table:table-cell table:style-name="ce12" office:value-type="float" office:value="16.75" calcext:value-type="float">
            <text:p>16.75</text:p>
          </table:table-cell>
          <table:table-cell table:style-name="ce12" office:value-type="float" office:value="12250" calcext:value-type="float">
            <text:p>1225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24" office:value-type="string" calcext:value-type="string">
            <text:p>SEE 2 BN no Diel</text:p>
          </table:table-cell>
          <table:table-cell table:style-name="ce32" office:value-type="string" calcext:value-type="string">
            <text:p>Xe</text:p>
          </table:table-cell>
          <table:table-cell table:style-name="ce38" table:formula="of:=131.293*[.$I$53]" office:value-type="float" office:value="2.1960350510294E-025" calcext:value-type="float">
            <text:p>2.20E-25</text:p>
          </table:table-cell>
          <table:table-cell table:style-name="ce38" table:formula="of:=707*2457600/0.000000000004/[.$I$56]/[.$I$60]/[.$I$61]" office:value-type="float" office:value="14140000" calcext:value-type="float">
            <text:p>1.41E+07</text:p>
          </table:table-cell>
          <table:table-cell table:style-name="ce32" office:value-type="float" office:value="50" calcext:value-type="float">
            <text:p>50</text:p>
          </table:table-cell>
          <table:table-cell table:formula="of:=SQRT((2*[.$I$54]*[.$I$63]*[.$I$62])/([.D43]))" office:value-type="float" office:value="17083.0557001341" calcext:value-type="float">
            <text:p>17083.0557001341</text:p>
          </table:table-cell>
          <table:table-cell table:formula="of:=SQRT([.$I$54]*[.I43]/[.D43])" office:value-type="float" office:value="5195.60855578865" calcext:value-type="float">
            <text:p>5195.60855578865</text:p>
          </table:table-cell>
          <table:table-cell table:style-name="ce32" office:value-type="float" office:value="37" calcext:value-type="float">
            <text:p>37</text:p>
          </table:table-cell>
          <table:table-cell table:formula="of:=SQRT([.$I$55]*[.I43]/([.$I$54]*[.$I$56]))" office:value-type="float" office:value="0.0000825580458485084" calcext:value-type="float">
            <text:p>8.25580458485084E-05</text:p>
          </table:table-cell>
          <table:table-cell table:formula="of:=SQRT(2/3)*[.H43]" office:value-type="float" office:value="4242.19662164027" calcext:value-type="float">
            <text:p>4242.19662164027</text:p>
          </table:table-cell>
          <table:table-cell table:formula="of:=2*SQRT(2)*PI()*[.J43]*1000" office:value-type="float" office:value="0.733591466616068" calcext:value-type="float">
            <text:p>0.733591466616068</text:p>
          </table:table-cell>
          <table:table-cell table:formula="of:=0.000001*(SQRT(([.$I$56]*[.$I$54]^2)/([.$I$55]*[.D43]))/(2*PI()*SQRT(3)))" office:value-type="float" office:value="5.78277803749381" calcext:value-type="float">
            <text:p>5.78277803749381</text:p>
          </table:table-cell>
          <table:table-cell table:formula="of:=0.5*SQRT((54*[.D43])/(PI()*[.$I$52]))*[.J43]/[.$I$57]" office:value-type="float" office:value="0.0840284847111746" calcext:value-type="float">
            <text:p>0.084028484711175</text:p>
          </table:table-cell>
          <table:table-cell table:style-name="ce37" table:formula="of:=([.$I$54]/([.$I$52]*[.E43]))/(1+(([.$I$59]^2)/([.E43]^2)))" office:value-type="float" office:value="0.200983738070832" calcext:value-type="float">
            <text:p>2.01E-01</text:p>
          </table:table-cell>
          <table:table-cell table:style-name="ce37" table:formula="of:=[.O43]*(1+([.$I$54]*[.$I$58]*[.G43]*[.I43])/([.$I$52]*[.E43]*[.$I$63]*4*SQRT(6)*[.H43]*[.$I$62]))" office:value-type="float" office:value="3.30503033729669" calcext:value-type="float">
            <text:p>3.31E+00</text:p>
          </table:table-cell>
          <table:table-cell table:style-name="ce32" office:value-type="float" office:value="0.199" calcext:value-type="float">
            <text:p>0.199</text:p>
          </table:table-cell>
          <table:table-cell table:style-name="ce32" office:value-type="float" office:value="4.52" calcext:value-type="float">
            <text:p>4.52</text:p>
          </table:table-cell>
          <table:table-cell table:style-name="ce32" office:value-type="float" office:value="5.57" calcext:value-type="float">
            <text:p>5.5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54" table:number-columns-repeated="11"/>
          <table:table-cell table:number-columns-repeated="989"/>
        </table:table-row>
        <table:table-row table:style-name="ro1">
          <table:covered-table-cell table:style-name="ce4"/>
          <table:table-cell table:style-name="ce25" office:value-type="string" calcext:value-type="string">
            <text:p>SEE 2 BN Diel 25-3</text:p>
          </table:table-cell>
          <table:table-cell table:style-name="ce12" office:value-type="string" calcext:value-type="string">
            <text:p>Xe</text:p>
          </table:table-cell>
          <table:table-cell table:style-name="ce36" table:formula="of:=131.293*[.$I$53]" office:value-type="float" office:value="2.1960350510294E-025" calcext:value-type="float">
            <text:p>2.20E-25</text:p>
          </table:table-cell>
          <table:table-cell table:style-name="ce38" table:formula="of:=601*2457600/0.000000000004/[.$I$56]/[.$I$60]/[.$I$61]" office:value-type="float" office:value="12020000" calcext:value-type="float">
            <text:p>1.20E+07</text:p>
          </table:table-cell>
          <table:table-cell table:style-name="ce12" office:value-type="float" office:value="47" calcext:value-type="float">
            <text:p>47</text:p>
          </table:table-cell>
          <table:table-cell table:formula="of:=SQRT((2*[.$I$54]*[.$I$63]*[.$I$62])/([.D44]))" office:value-type="float" office:value="17083.0557001341" calcext:value-type="float">
            <text:p>17083.0557001341</text:p>
          </table:table-cell>
          <table:table-cell table:formula="of:=SQRT([.$I$54]*[.I44]/[.D44])" office:value-type="float" office:value="5195.60855578865" calcext:value-type="float">
            <text:p>5195.60855578865</text:p>
          </table:table-cell>
          <table:table-cell table:style-name="ce12" office:value-type="float" office:value="37" calcext:value-type="float">
            <text:p>37</text:p>
          </table:table-cell>
          <table:table-cell table:formula="of:=SQRT([.$I$55]*[.I44]/([.$I$54]*[.$I$56]))" office:value-type="float" office:value="0.0000825580458485084" calcext:value-type="float">
            <text:p>8.25580458485084E-05</text:p>
          </table:table-cell>
          <table:table-cell table:formula="of:=SQRT(2/3)*[.H44]" office:value-type="float" office:value="4242.19662164027" calcext:value-type="float">
            <text:p>4242.19662164027</text:p>
          </table:table-cell>
          <table:table-cell table:formula="of:=2*SQRT(2)*PI()*[.J44]*1000" office:value-type="float" office:value="0.733591466616068" calcext:value-type="float">
            <text:p>0.733591466616068</text:p>
          </table:table-cell>
          <table:table-cell table:formula="of:=0.000001*(SQRT(([.$I$56]*[.$I$54]^2)/([.$I$55]*[.D44]))/(2*PI()*SQRT(3)))" office:value-type="float" office:value="5.78277803749381" calcext:value-type="float">
            <text:p>5.78277803749381</text:p>
          </table:table-cell>
          <table:table-cell table:formula="of:=0.5*SQRT((54*[.D44])/(PI()*[.$I$52]))*[.J44]/[.$I$57]" office:value-type="float" office:value="0.0840284847111746" calcext:value-type="float">
            <text:p>0.084028484711175</text:p>
          </table:table-cell>
          <table:table-cell table:style-name="ce37" table:formula="of:=([.$I$54]/([.$I$52]*[.E44]))/(1+(([.$I$59]^2)/([.E44]^2)))" office:value-type="float" office:value="0.170851156943456" calcext:value-type="float">
            <text:p>1.71E-01</text:p>
          </table:table-cell>
          <table:table-cell table:style-name="ce37" table:formula="of:=[.O44]*(1+([.$I$54]*[.$I$58]*[.G44]*[.I44])/([.$I$52]*[.E44]*[.$I$63]*4*SQRT(6)*[.H44]*[.$I$62]))" office:value-type="float" office:value="3.27491166830511" calcext:value-type="float">
            <text:p>3.27E+00</text:p>
          </table:table-cell>
          <table:table-cell table:style-name="ce12" office:value-type="float" office:value="0.19827" calcext:value-type="float">
            <text:p>0.19827</text:p>
          </table:table-cell>
          <table:table-cell table:style-name="ce12" office:value-type="float" office:value="4.48819591632" calcext:value-type="float">
            <text:p>4.48819591632</text:p>
          </table:table-cell>
          <table:table-cell table:style-name="ce12" office:value-type="float" office:value="5.52229053357" calcext:value-type="float">
            <text:p>5.52229053357</text:p>
          </table:table-cell>
          <table:table-cell table:style-name="ce12" office:value-type="float" office:value="24.9566" calcext:value-type="float">
            <text:p>24.9566</text:p>
          </table:table-cell>
          <table:table-cell table:style-name="ce12" office:value-type="float" office:value="29.6835" calcext:value-type="float">
            <text:p>29.6835</text:p>
          </table:table-cell>
          <table:table-cell table:style-name="ce12" office:value-type="float" office:value="5500" calcext:value-type="float">
            <text:p>55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25" office:value-type="string" calcext:value-type="string">
            <text:p>SEE 2 BN Diel 25-3</text:p>
          </table:table-cell>
          <table:table-cell table:style-name="ce12" office:value-type="string" calcext:value-type="string">
            <text:p>He</text:p>
          </table:table-cell>
          <table:table-cell table:style-name="ce36" table:formula="of:=4.002602*[.$I$53]" office:value-type="float" office:value="6.69483848135116E-027" calcext:value-type="float">
            <text:p>6.69E-27</text:p>
          </table:table-cell>
          <table:table-cell table:style-name="ce38" table:formula="of:=67*2457600/0.000000000004/[.$I$56]/[.$I$60]/[.$I$61]" office:value-type="float" office:value="1340000" calcext:value-type="float">
            <text:p>1.34E+06</text:p>
          </table:table-cell>
          <table:table-cell table:style-name="ce12" office:value-type="float" office:value="41" calcext:value-type="float">
            <text:p>41</text:p>
          </table:table-cell>
          <table:table-cell table:formula="of:=SQRT((2*[.$I$54]*[.$I$63]*[.$I$62])/([.D45]))" office:value-type="float" office:value="97839.7059671438" calcext:value-type="float">
            <text:p>97839.7059671438</text:p>
          </table:table-cell>
          <table:table-cell table:formula="of:=SQRT([.$I$54]*[.I45]/[.D45])" office:value-type="float" office:value="29023.9471748567" calcext:value-type="float">
            <text:p>29023.9471748567</text:p>
          </table:table-cell>
          <table:table-cell table:style-name="ce12" office:value-type="float" office:value="35.2" calcext:value-type="float">
            <text:p>35.2</text:p>
          </table:table-cell>
          <table:table-cell table:formula="of:=SQRT([.$I$55]*[.I45]/([.$I$54]*[.$I$56]))" office:value-type="float" office:value="0.0000805248407011891" calcext:value-type="float">
            <text:p>8.05248407011891E-05</text:p>
          </table:table-cell>
          <table:table-cell table:formula="of:=SQRT(2/3)*[.H45]" office:value-type="float" office:value="23697.9536332974" calcext:value-type="float">
            <text:p>23697.9536332974</text:p>
          </table:table-cell>
          <table:table-cell table:formula="of:=2*SQRT(2)*PI()*[.J45]*1000" office:value-type="float" office:value="0.715524881698467" calcext:value-type="float">
            <text:p>0.715524881698467</text:p>
          </table:table-cell>
          <table:table-cell table:formula="of:=0.000001*(SQRT(([.$I$56]*[.$I$54]^2)/([.$I$55]*[.D45]))/(2*PI()*SQRT(3)))" office:value-type="float" office:value="33.1196779307587" calcext:value-type="float">
            <text:p>33.1196779307587</text:p>
          </table:table-cell>
          <table:table-cell table:formula="of:=0.5*SQRT((54*[.D45])/(PI()*[.$I$52]))*[.J45]/[.$I$57]" office:value-type="float" office:value="0.0143102565500181" calcext:value-type="float">
            <text:p>0.014310256550018</text:p>
          </table:table-cell>
          <table:table-cell table:style-name="ce37" table:formula="of:=([.$I$54]/([.$I$52]*[.E45]))/(1+(([.$I$59]^2)/([.E45]^2)))" office:value-type="float" office:value="0.0190468544313356" calcext:value-type="float">
            <text:p>1.90E-02</text:p>
          </table:table-cell>
          <table:table-cell table:style-name="ce37" table:formula="of:=[.O45]*(1+([.$I$54]*[.$I$58]*[.G45]*[.I45])/([.$I$52]*[.E45]*[.$I$63]*4*SQRT(6)*[.H45]*[.$I$62]))" office:value-type="float" office:value="3.04669676917714" calcext:value-type="float">
            <text:p>3.05E+00</text:p>
          </table:table-cell>
          <table:table-cell table:style-name="ce12" office:value-type="float" office:value="0.0263948619076" calcext:value-type="float">
            <text:p>0.0263948619076</text:p>
          </table:table-cell>
          <table:table-cell table:style-name="ce12" office:value-type="float" office:value="4.09890119626" calcext:value-type="float">
            <text:p>4.09890119626</text:p>
          </table:table-cell>
          <table:table-cell table:style-name="ce12" office:value-type="float" office:value="5.09149748104" calcext:value-type="float">
            <text:p>5.09149748104</text:p>
          </table:table-cell>
          <table:table-cell table:style-name="ce12" office:value-type="float" office:value="16.971" calcext:value-type="float">
            <text:p>16.971</text:p>
          </table:table-cell>
          <table:table-cell table:style-name="ce12" office:value-type="float" office:value="35.968" calcext:value-type="float">
            <text:p>35.968</text:p>
          </table:table-cell>
          <table:table-cell table:style-name="ce12" office:value-type="float" office:value="30625" calcext:value-type="float">
            <text:p>306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25" office:value-type="string" calcext:value-type="string">
            <text:p>SEE 2 BN Diel 25-3</text:p>
          </table:table-cell>
          <table:table-cell table:style-name="ce12" office:value-type="string" calcext:value-type="string">
            <text:p>Ar</text:p>
          </table:table-cell>
          <table:table-cell table:style-name="ce36" table:formula="of:=39.948*[.$I$53]" office:value-type="float" office:value="6.681788687784E-026" calcext:value-type="float">
            <text:p>6.68E-26</text:p>
          </table:table-cell>
          <table:table-cell table:style-name="ce38" table:formula="of:=367*2457600/0.000000000004/[.$I$56]/[.$I$60]/[.$I$61]" office:value-type="float" office:value="7340000" calcext:value-type="float">
            <text:p>7.34E+06</text:p>
          </table:table-cell>
          <table:table-cell table:style-name="ce12" office:value-type="float" office:value="45" calcext:value-type="float">
            <text:p>45</text:p>
          </table:table-cell>
          <table:table-cell table:formula="of:=SQRT((2*[.$I$54]*[.$I$63]*[.$I$62])/([.D46]))" office:value-type="float" office:value="30969.8300611172" calcext:value-type="float">
            <text:p>30969.8300611172</text:p>
          </table:table-cell>
          <table:table-cell table:formula="of:=SQRT([.$I$54]*[.I46]/[.D46])" office:value-type="float" office:value="9316.72146456631" calcext:value-type="float">
            <text:p>9316.72146456631</text:p>
          </table:table-cell>
          <table:table-cell table:style-name="ce12" office:value-type="float" office:value="36.2" calcext:value-type="float">
            <text:p>36.2</text:p>
          </table:table-cell>
          <table:table-cell table:formula="of:=SQRT([.$I$55]*[.I46]/([.$I$54]*[.$I$56]))" office:value-type="float" office:value="0.0000816606491330158" calcext:value-type="float">
            <text:p>8.16606491330158E-05</text:p>
          </table:table-cell>
          <table:table-cell table:formula="of:=SQRT(2/3)*[.H46]" office:value-type="float" office:value="7607.07122127435" calcext:value-type="float">
            <text:p>7607.07122127435</text:p>
          </table:table-cell>
          <table:table-cell table:formula="of:=2*SQRT(2)*PI()*[.J46]*1000" office:value-type="float" office:value="0.725617409504025" calcext:value-type="float">
            <text:p>0.725617409504025</text:p>
          </table:table-cell>
          <table:table-cell table:formula="of:=0.000001*(SQRT(([.$I$56]*[.$I$54]^2)/([.$I$55]*[.D46]))/(2*PI()*SQRT(3)))" office:value-type="float" office:value="10.4835842161973" calcext:value-type="float">
            <text:p>10.4835842161973</text:p>
          </table:table-cell>
          <table:table-cell table:formula="of:=0.5*SQRT((54*[.D46])/(PI()*[.$I$52]))*[.J46]/[.$I$57]" office:value-type="float" office:value="0.0458465531364199" calcext:value-type="float">
            <text:p>0.04584655313642</text:p>
          </table:table-cell>
          <table:table-cell table:style-name="ce37" table:formula="of:=([.$I$54]/([.$I$52]*[.E46]))/(1+(([.$I$59]^2)/([.E46]^2)))" office:value-type="float" office:value="0.104330838140803" calcext:value-type="float">
            <text:p>1.04E-01</text:p>
          </table:table-cell>
          <table:table-cell table:style-name="ce37" table:formula="of:=[.O46]*(1+([.$I$54]*[.$I$58]*[.G46]*[.I46])/([.$I$52]*[.E46]*[.$I$63]*4*SQRT(6)*[.H46]*[.$I$62]))" office:value-type="float" office:value="3.1746730410048" calcext:value-type="float">
            <text:p>3.17E+00</text:p>
          </table:table-cell>
          <table:table-cell table:style-name="ce12" office:value-type="float" office:value="0.136696153786" calcext:value-type="float">
            <text:p>0.136696153786</text:p>
          </table:table-cell>
          <table:table-cell table:style-name="ce12" office:value-type="float" office:value="4.66902688979" calcext:value-type="float">
            <text:p>4.66902688979</text:p>
          </table:table-cell>
          <table:table-cell table:style-name="ce12" office:value-type="float" office:value="5.69672166769" calcext:value-type="float">
            <text:p>5.69672166769</text:p>
          </table:table-cell>
          <table:table-cell table:style-name="ce12" office:value-type="float" office:value="20.466" calcext:value-type="float">
            <text:p>20.466</text:p>
          </table:table-cell>
          <table:table-cell table:style-name="ce12" office:value-type="float" office:value="35.339" calcext:value-type="float">
            <text:p>35.339</text:p>
          </table:table-cell>
          <table:table-cell table:style-name="ce12" office:value-type="float" office:value="9687" calcext:value-type="float">
            <text:p>968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25" office:value-type="string" calcext:value-type="string">
            <text:p>SEE 2 BN Diel 25-3</text:p>
          </table:table-cell>
          <table:table-cell table:style-name="ce12" office:value-type="string" calcext:value-type="string">
            <text:p>fKr</text:p>
          </table:table-cell>
          <table:table-cell table:style-name="ce36" table:formula="of:=83.798*[.$I$53]" office:value-type="float" office:value="1.4016234316084E-025" calcext:value-type="float">
            <text:p>1.40E-25</text:p>
          </table:table-cell>
          <table:table-cell table:style-name="ce38" table:formula="of:=543*2457600/0.000000000004/[.$I$56]/[.$I$60]/[.$I$61]" office:value-type="float" office:value="10860000" calcext:value-type="float">
            <text:p>1.09E+07</text:p>
          </table:table-cell>
          <table:table-cell table:style-name="ce12" office:value-type="float" office:value="46" calcext:value-type="float">
            <text:p>46</text:p>
          </table:table-cell>
          <table:table-cell table:formula="of:=SQRT((2*[.$I$54]*[.$I$63]*[.$I$62])/([.D47]))" office:value-type="float" office:value="21383.0433373114" calcext:value-type="float">
            <text:p>21383.0433373114</text:p>
          </table:table-cell>
          <table:table-cell table:formula="of:=SQRT([.$I$54]*[.I47]/[.D47])" office:value-type="float" office:value="6459.30739250247" calcext:value-type="float">
            <text:p>6459.30739250247</text:p>
          </table:table-cell>
          <table:table-cell table:style-name="ce12" office:value-type="float" office:value="36.5" calcext:value-type="float">
            <text:p>36.5</text:p>
          </table:table-cell>
          <table:table-cell table:formula="of:=SQRT([.$I$55]*[.I47]/([.$I$54]*[.$I$56]))" office:value-type="float" office:value="0.0000819983238297442" calcext:value-type="float">
            <text:p>8.19983238297442E-05</text:p>
          </table:table-cell>
          <table:table-cell table:formula="of:=SQRT(2/3)*[.H47]" office:value-type="float" office:value="5274.00240113945" calcext:value-type="float">
            <text:p>5274.00240113945</text:p>
          </table:table-cell>
          <table:table-cell table:formula="of:=2*SQRT(2)*PI()*[.J47]*1000" office:value-type="float" office:value="0.72861790780151" calcext:value-type="float">
            <text:p>0.72861790780151</text:p>
          </table:table-cell>
          <table:table-cell table:formula="of:=0.000001*(SQRT(([.$I$56]*[.$I$54]^2)/([.$I$55]*[.D47]))/(2*PI()*SQRT(3)))" office:value-type="float" office:value="7.23836505343784" calcext:value-type="float">
            <text:p>7.23836505343784</text:p>
          </table:table-cell>
          <table:table-cell table:formula="of:=0.5*SQRT((54*[.D47])/(PI()*[.$I$52]))*[.J47]/[.$I$57]" office:value-type="float" office:value="0.0666757858338177" calcext:value-type="float">
            <text:p>0.066675785833818</text:p>
          </table:table-cell>
          <table:table-cell table:style-name="ce37" table:formula="of:=([.$I$54]/([.$I$52]*[.E47]))/(1+(([.$I$59]^2)/([.E47]^2)))" office:value-type="float" office:value="0.154363356418104" calcext:value-type="float">
            <text:p>1.54E-01</text:p>
          </table:table-cell>
          <table:table-cell table:style-name="ce37" table:formula="of:=[.O47]*(1+([.$I$54]*[.$I$58]*[.G47]*[.I47])/([.$I$52]*[.E47]*[.$I$63]*4*SQRT(6)*[.H47]*[.$I$62]))" office:value-type="float" office:value="3.23738575984598" calcext:value-type="float">
            <text:p>3.24E+00</text:p>
          </table:table-cell>
          <table:table-cell table:style-name="ce12" office:value-type="float" office:value="0.198189670134" calcext:value-type="float">
            <text:p>0.198189670134</text:p>
          </table:table-cell>
          <table:table-cell table:style-name="ce12" office:value-type="float" office:value="4.60206942077" calcext:value-type="float">
            <text:p>4.60206942077</text:p>
          </table:table-cell>
          <table:table-cell table:style-name="ce12" office:value-type="float" office:value="5.63042264608" calcext:value-type="float">
            <text:p>5.63042264608</text:p>
          </table:table-cell>
          <table:table-cell table:style-name="ce12" office:value-type="float" office:value="22.752" calcext:value-type="float">
            <text:p>22.752</text:p>
          </table:table-cell>
          <table:table-cell table:style-name="ce12" office:value-type="float" office:value="35.083" calcext:value-type="float">
            <text:p>35.083</text:p>
          </table:table-cell>
          <table:table-cell table:style-name="ce12" office:value-type="float" office:value="7500" calcext:value-type="float">
            <text:p>750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style-name="ce12"/>
          <table:table-cell table:number-columns-repeated="9"/>
          <table:table-cell table:style-name="ce12" table:formula="of:=30*0.7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" table:number-columns-repeated="4"/>
          <table:table-cell table:style-name="ce39" office:value-type="string" calcext:value-type="string" table:number-columns-spanned="5" table:number-rows-spanned="1">
            <text:p>Physical Parameters</text:p>
          </table:table-cell>
          <table:covered-table-cell table:number-columns-repeated="3" table:style-name="ce26"/>
          <table:covered-table-cell table:style-name="ce44"/>
          <table:table-cell>
            <draw:frame table:end-cell-address="Results.N67" table:end-x="58.28pt" table:end-y="11.2pt" draw:z-index="0" draw:name="Chart 1" draw:style-name="gr1" draw:text-style-name="P1" svg:width="449.97pt" svg:height="278.22pt" svg:x="19.5pt" svg:y="0.74pt">
              <draw:object draw:notify-on-update-of-ranges="Results.V31:Results.V47 Results.D31:Results.D47 Results.K31:Results.K47 Results.D31:Results.D4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2" table:number-columns-repeated="4"/>
          <table:table-cell table:style-name="ce40" office:value-type="string" calcext:value-type="string">
            <text:p>electron mass</text:p>
          </table:table-cell>
          <table:table-cell table:style-name="ce12" office:value-type="string" calcext:value-type="string">
            <text:p>me</text:p>
          </table:table-cell>
          <table:table-cell table:style-name="ce12"/>
          <table:table-cell table:style-name="ce12" office:value-type="string" calcext:value-type="string">
            <text:p>(kg)</text:p>
          </table:table-cell>
          <table:table-cell table:style-name="ce45" office:value-type="float" office:value="9.10938188E-031" calcext:value-type="float">
            <text:p>9.11E-31</text:p>
          </table:table-cell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40" office:value-type="string" calcext:value-type="string">
            <text:p>proton mass</text:p>
          </table:table-cell>
          <table:table-cell table:style-name="ce12" office:value-type="string" calcext:value-type="string">
            <text:p>mH</text:p>
          </table:table-cell>
          <table:table-cell table:style-name="ce12"/>
          <table:table-cell table:style-name="ce12" office:value-type="string" calcext:value-type="string">
            <text:p>(kg)</text:p>
          </table:table-cell>
          <table:table-cell table:style-name="ce45" office:value-type="float" office:value="1.67262158E-027" calcext:value-type="float">
            <text:p>1.67E-27</text:p>
          </table:table-cell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40" office:value-type="string" calcext:value-type="string">
            <text:p>elementary charge</text:p>
          </table:table-cell>
          <table:table-cell table:style-name="ce32" office:value-type="string" calcext:value-type="string">
            <text:p>q</text:p>
          </table:table-cell>
          <table:table-cell table:style-name="ce32"/>
          <table:table-cell table:style-name="ce32" office:value-type="string" calcext:value-type="string">
            <text:p>(C)</text:p>
          </table:table-cell>
          <table:table-cell table:style-name="ce46" office:value-type="float" office:value="1.6021766208E-019" calcext:value-type="float">
            <text:p>1.60E-19</text:p>
          </table:table-cell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40" office:value-type="string" calcext:value-type="string">
            <text:p>vaccuum permittivity</text:p>
          </table:table-cell>
          <table:table-cell table:style-name="ce12" office:value-type="string" calcext:value-type="string">
            <text:p>Epsilon0</text:p>
          </table:table-cell>
          <table:table-cell table:style-name="ce12"/>
          <table:table-cell table:style-name="ce12" office:value-type="string" calcext:value-type="string">
            <text:p>(F/m)</text:p>
          </table:table-cell>
          <table:table-cell table:style-name="ce36" office:value-type="float" office:value="0.000000000008854187817" calcext:value-type="float">
            <text:p>8.85E-12</text:p>
          </table:table-cell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40" office:value-type="string" calcext:value-type="string">
            <text:p>plasma potential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12" office:value-type="string" calcext:value-type="string">
            <text:p>(/m3)</text:p>
          </table:table-cell>
          <table:table-cell table:style-name="ce47" office:value-type="float" office:value="3E+017" calcext:value-type="float">
            <text:p>3.00E+1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0" office:value-type="string" calcext:value-type="string">
            <text:p>electron drift velocity</text:p>
          </table:table-cell>
          <table:table-cell table:style-name="ce12" office:value-type="string" calcext:value-type="string">
            <text:p>v_de</text:p>
          </table:table-cell>
          <table:table-cell table:style-name="ce12"/>
          <table:table-cell table:style-name="ce12" office:value-type="string" calcext:value-type="string">
            <text:p>(m/s)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1" office:value-type="string" calcext:value-type="string">
            <text:p>magentic field</text:p>
          </table:table-cell>
          <table:table-cell table:style-name="ce12" office:value-type="string" calcext:value-type="string">
            <text:p>B0</text:p>
          </table:table-cell>
          <table:table-cell table:style-name="ce12"/>
          <table:table-cell table:style-name="ce12" office:value-type="string" calcext:value-type="string">
            <text:p>(T)</text:p>
          </table:table-cell>
          <table:table-cell table:style-name="ce36" office:value-type="float" office:value="0.02" calcext:value-type="float">
            <text:p>2.00E-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0" office:value-type="string" calcext:value-type="string">
            <text:p>cyclotron frequency</text:p>
          </table:table-cell>
          <table:table-cell table:style-name="ce12" office:value-type="string" calcext:value-type="string">
            <text:p>omega</text:p>
          </table:table-cell>
          <table:table-cell table:style-name="ce12"/>
          <table:table-cell table:style-name="ce12" office:value-type="string" calcext:value-type="string">
            <text:p>(Hz)</text:p>
          </table:table-cell>
          <table:table-cell table:style-name="ce37" table:formula="of:=[.I54]*[.I58]/[.I52]" office:value-type="float" office:value="3517640695.94588" calcext:value-type="float">
            <text:p>3.52E+0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0"/>
          <table:table-cell table:style-name="ce12" office:value-type="string" calcext:value-type="string">
            <text:p>Lx</text:p>
          </table:table-cell>
          <table:table-cell table:style-name="ce12"/>
          <table:table-cell table:style-name="ce12" office:value-type="string" calcext:value-type="string">
            <text:p>(m)</text:p>
          </table:table-cell>
          <table:table-cell table:style-name="ce36" office:value-type="float" office:value="0.00512" calcext:value-type="float">
            <text:p>5.12E-0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0"/>
          <table:table-cell table:style-name="ce12" office:value-type="string" calcext:value-type="string">
            <text:p>Ly</text:p>
          </table:table-cell>
          <table:table-cell table:style-name="ce12"/>
          <table:table-cell table:style-name="ce12" office:value-type="string" calcext:value-type="string">
            <text:p>(m)</text:p>
          </table:table-cell>
          <table:table-cell table:style-name="ce36" office:value-type="float" office:value="0.02" calcext:value-type="float">
            <text:p>2.00E-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0"/>
          <table:table-cell table:style-name="ce12" office:value-type="string" calcext:value-type="string">
            <text:p>Lz</text:p>
          </table:table-cell>
          <table:table-cell table:style-name="ce12"/>
          <table:table-cell table:style-name="ce12" office:value-type="string" calcext:value-type="string">
            <text:p>(m)</text:p>
          </table:table-cell>
          <table:table-cell table:style-name="ce36" office:value-type="float" office:value="0.01" calcext:value-type="float">
            <text:p>1.00E-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0" office:value-type="string" calcext:value-type="string">
            <text:p>vertical electric field</text:p>
          </table:table-cell>
          <table:table-cell table:style-name="ce12" office:value-type="string" calcext:value-type="string">
            <text:p>E0</text:p>
          </table:table-cell>
          <table:table-cell table:style-name="ce12"/>
          <table:table-cell table:style-name="ce12" office:value-type="string" calcext:value-type="string">
            <text:p>(V/m)</text:p>
          </table:table-cell>
          <table:table-cell table:style-name="ce36" office:value-type="float" office:value="20000" calcext:value-type="float">
            <text:p>2.00E+0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0" office:value-type="string" calcext:value-type="string">
            <text:p>ion exit velocity</text:p>
          </table:table-cell>
          <table:table-cell table:style-name="ce12" office:value-type="string" calcext:value-type="string">
            <text:p>v_zi</text:p>
          </table:table-cell>
          <table:table-cell table:style-name="ce12"/>
          <table:table-cell table:style-name="ce12" office:value-type="string" calcext:value-type="string">
            <text:p>(m/s)</text:p>
          </table:table-cell>
          <table:table-cell table:style-name="ce36" office:value-type="float" office:value="17000" calcext:value-type="float">
            <text:p>1.70E+04</text:p>
          </table:table-cell>
          <table:table-cell table:number-columns-repeated="1015"/>
        </table:table-row>
        <table:table-row table:style-name="ro1" table:number-rows-repeated="5">
          <table:table-cell table:number-columns-repeated="4"/>
          <table:table-cell table:style-name="ce40"/>
          <table:table-cell table:number-columns-repeated="101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ns" table:style-name="ta2">
        <table:table-column table:style-name="co4" table:number-columns-repeated="10" table:default-cell-style-name="Default"/>
        <table:table-column table:style-name="co8" table:default-cell-style-name="Default"/>
        <table:table-column table:style-name="co4" table:number-columns-repeated="1013" table:default-cell-style-name="Default"/>
        <table:table-row table:style-name="ro2">
          <table:table-cell table:style-name="ce14" table:number-columns-spanned="1" table:number-rows-spanned="3"/>
          <table:table-cell table:style-name="ce56" table:number-columns-spanned="5" table:number-rows-spanned="1"/>
          <table:covered-table-cell table:number-columns-repeated="4"/>
          <table:table-cell/>
          <table:table-cell table:style-name="ce64"/>
          <table:table-cell table:number-columns-repeated="1016"/>
        </table:table-row>
        <table:table-row table:style-name="ro1">
          <table:covered-table-cell/>
          <table:table-cell table:style-name="ce57" office:value-type="string" calcext:value-type="string" table:number-columns-spanned="10" table:number-rows-spanned="1">
            <text:p>Runs done using LPPic2D for HETs</text:p>
          </table:table-cell>
          <table:covered-table-cell table:number-columns-repeated="5" table:style-name="ce26"/>
          <table:covered-table-cell table:style-name="ce65"/>
          <table:covered-table-cell table:number-columns-repeated="2" table:style-name="ce26"/>
          <table:covered-table-cell table:style-name="ce44"/>
          <table:table-cell table:style-name="ce72" table:number-columns-repeated="16"/>
          <table:table-cell table:number-columns-repeated="997"/>
        </table:table-row>
        <table:table-row table:style-name="ro2">
          <table:covered-table-cell/>
          <table:table-cell table:style-name="ce56" table:number-columns-spanned="5" table:number-rows-spanned="1"/>
          <table:covered-table-cell table:number-columns-repeated="4"/>
          <table:table-cell/>
          <table:table-cell table:style-name="ce64"/>
          <table:table-cell table:number-columns-repeated="1016"/>
        </table:table-row>
        <table:table-row table:style-name="ro3">
          <table:table-cell table:style-name="ce55" office:value-type="string" calcext:value-type="string">
            <text:p>Id</text:p>
          </table:table-cell>
          <table:table-cell table:style-name="ce58" office:value-type="string" calcext:value-type="string">
            <text:p>Made by</text:p>
          </table:table-cell>
          <table:table-cell table:style-name="ce30" office:value-type="string" calcext:value-type="string">
            <text:p>Geometry</text:p>
          </table:table-cell>
          <table:table-cell table:style-name="ce30" office:value-type="string" calcext:value-type="string">
            <text:p>Propellant</text:p>
          </table:table-cell>
          <table:table-cell table:style-name="ce30" office:value-type="string" calcext:value-type="string">
            <text:p>SEE model</text:p>
          </table:table-cell>
          <table:table-cell table:style-name="ce30" office:value-type="string" calcext:value-type="string">
            <text:p>Dielectric</text:p>
          </table:table-cell>
          <table:table-cell table:style-name="ce30" office:value-type="string" calcext:value-type="string">
            <text:p>Diagnostics</text:p>
          </table:table-cell>
          <table:table-cell table:style-name="ce66" office:value-type="string" calcext:value-type="string">
            <text:p>Bugged</text:p>
          </table:table-cell>
          <table:table-cell table:style-name="ce30" office:value-type="string" calcext:value-type="string">
            <text:p>Lz</text:p>
          </table:table-cell>
          <table:table-cell table:style-name="ce30" office:value-type="string" calcext:value-type="string">
            <text:p>collisions</text:p>
          </table:table-cell>
          <table:table-cell table:style-name="ce53" office:value-type="string" calcext:value-type="string">
            <text:p>Remarks</text:p>
          </table:table-cell>
          <table:table-cell table:style-name="ce72" table:number-columns-repeated="16"/>
          <table:table-cell table:number-columns-repeated="997"/>
        </table:table-row>
        <table:table-row table:style-name="ro1">
          <table:table-cell/>
          <table:table-cell table:style-name="ce59" table:number-columns-spanned="5" table:number-rows-spanned="1"/>
          <table:covered-table-cell table:number-columns-repeated="4"/>
          <table:table-cell/>
          <table:table-cell table:style-name="ce64"/>
          <table:table-cell table:number-columns-repeated="1016"/>
        </table:table-row>
        <table:table-row table:style-name="ro1">
          <table:table-cell table:style-name="ce12" office:value-type="string" calcext:value-type="string">
            <text:p>test_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test couples injection (B = 0, Ez = 0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test decay (B = 0, Ez = 0)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Mean values not working, but otherwise ok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Added diagnostics &amp; corrected couples injec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error in initializa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test particles re-injec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killing sheaths due to uniform re-injection of particles having hit (Oz) boundaries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Ez = 0, B = 0, not ok with test_2 due to re-injection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non injection of particles having hit in (Oz), ok with test_2, Ez = B = 0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Ez = B = 0, re-injection with only thermalizing. Ok with test_2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only thermalizing -&gt; not physically correct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Re-injection keeping Y, but new X -&gt; better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Same as test_13 but other geometry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Longer run. Error on mobility estimate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Pn = 19mTorr (only ionization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Pn = 1000mTorr (only ionization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Vz_ions = constant, longer simulation time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Pn = 0.1 mTorr (only ionization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as test_18 but Vz_ions_init = V AND acceleration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control run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qf = 1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control run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Good run, ion acceleration, to be compared to test_2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Good run, ion constant velocity (but high), to be compared to test_24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test with real ionization (creation of particles) does not work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Good run, ion constant velocity, to be compared to test_24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test with real ionization (creation of particles) does not work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2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test with real ionization (creation of particles) does not work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3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Good run, ion constant velocity (but high), to be compared to test_24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3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Lz = 1km but not sufficient to get back Lz = infinity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3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p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with new diagnostics V = f(R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3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z = constant, first with collision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3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no Lz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3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nplasma = n0/4 in comparison to test_33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3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nplasma = n0*4 in comparison to test_33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3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only e/n collisions (no i/n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3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test of new version (zmax 10 times smaller than usual), pb with Ej resolu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3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office:value-type="string" calcext:value-type="string">
            <text:p>loss of particles when counting at the walls (do a MPI_ALLREDUCE+BDCAST), pb with Ej resolu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4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new version OK but pb with Ej resolu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4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4n0 + more cells + Delta t/2, some diagnostics are not OK, added injection flux, pb with Ej resolu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4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j ok, but pb with temporal fil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4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SEE: CPhT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4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SEE: CPhT + diagnostics of number of electrons hitting&amp;being re-emitted at the walls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4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Psee = 0.99, pb with the Neptune cluster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4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z = B = 0 valida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4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corrections about maxwell injections of neutrals and electron fluxes, added Tes = 1e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4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Vz_ions = constant, pb with compt_elec defin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4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dded multiple SEE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5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Psee = 0.999 Delta t/4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5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only e/n collisions (no i/n), Vz_ions = constant, OK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5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60eV, pb with HDF5 but run ok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5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30e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5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s test_50 but with Delta t*4 + B inver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5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45eV -&gt; RSO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5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s test_54 but with new wall diagnostic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5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s test_55 with last version of the code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5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55eV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5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50eV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6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40eV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6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38eV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6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s test_55 but 4 times longer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6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Psee = 1.01, system does diverge as expected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6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s test_61, but Psee = 0.999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6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validating test_42 with the new vers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6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p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Vaughan SEE model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6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+p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Smirnov SEE model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6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Vaughan SEE without angle dependancy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6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fKr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, 100 factor on grid diagnostic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7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+p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one by Antoine with particles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7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 = 1, Ldiel = 1cm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7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 = 10, Ldiel = 10cm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7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 = 5, Ldiel = 5cm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7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 = 25, Ldiel = 3mm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7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+p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RSO case : Epsilon* = 45eV, sigma0 = 0.5, test_55 similar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7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verifica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7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Ar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7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H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7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fKr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fAr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from test_74 + SEE from test_5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8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verification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from test_74 + SEE from Smirno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H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from test_74 + SEE from Smirno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A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from test_74 + SEE from Smirno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fK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from test_74 + SEE from Smirno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I2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A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RSO case : Epsilon* = 45eV, sigma0 = 0.5, alternative propellants + SEE diel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8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fK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RSO case : Epsilon* = 45eV, sigma0 = 0.5, alternative propellants + SEE diel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9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H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RSO case : Epsilon* = 45eV, sigma0 = 0.5, alternative propellants + SEE diel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9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Suppresion of instability <text:s/>Epsilon* = 45eV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9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Suppresion of instability <text:s/>Epsilon* = 25eV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9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Suppresion of instability <text:s/>Epsilon* = 20eV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9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Suppresion of instability <text:s/>Epsilon* = 15eV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9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Suppresion of instability <text:s/>Epsilon* = 10eV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9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Suppresion of instability <text:s/>Epsilon* = 5eV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9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noSEE noDiel to do the power balance study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9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Br(r) = 0.0377 - 0.0027r + 0.0001r^2</text:p>
          </table:table-cell>
          <table:table-cell table:style-name="ce12" office:value-type="string" calcext:value-type="string">
            <text:p>Corrected dielectric from now on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test_9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= 25-3, RSO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0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= 25-3, realistic linear SEE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0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A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= 25-3, realistic linear SEE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0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/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= 25-3, realistic linear SEE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0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K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ielectric = 25-3, realistic linear SEE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0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Kr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no Diel no SEE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0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yes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no SEE mais diel 25-3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0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3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0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8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0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15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0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100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1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psilon* = 200, sigma0 = 0.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1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normal case where the detail of the electrons hitting the Oz boundaries are looked at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1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A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: eps* = 30e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1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K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: eps* = 30e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1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H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: eps* = 30e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1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A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: eps* = 60e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1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Kr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: eps* = 60e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1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H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Alternative propellants: eps* = 60eV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1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4 Ez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1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Ez / 4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2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4 By (à refaire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21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+w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By / 4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string" calcext:value-type="string">
            <text:p>test_122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yes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verification de la version dev avec le run classique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23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test sur le RSO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24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Lx = 0.25 cm (test sur Lx à Lz fixée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25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Lx = 1.0 cm (test sur Lx à Lz fixée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26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Lx = 2.0 cm (test sur Lx à Lz fixée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27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2Ez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28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X/4 avec RSO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29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dX/2 avec RSO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est_130</text:p>
          </table:table-cell>
          <table:table-cell table:style-name="ce60" table:content-validation-name="val1" office:value-type="string" calcext:value-type="string">
            <text:p>Vivien</text:p>
          </table:table-cell>
          <table:table-cell table:style-name="ce12" table:content-validation-name="val2" office:value-type="string" calcext:value-type="string">
            <text:p>r - theta</text:p>
          </table:table-cell>
          <table:table-cell table:style-name="ce12" table:content-validation-name="val3" office:value-type="string" calcext:value-type="string">
            <text:p>Xe</text:p>
          </table:table-cell>
          <table:table-cell table:style-name="ce12" table:content-validation-name="val4" office:value-type="float" office:value="0" calcext:value-type="float">
            <text:p>0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2" table:content-validation-name="val6" office:value-type="string" calcext:value-type="string">
            <text:p>t</text:p>
          </table:table-cell>
          <table:table-cell table:style-name="ce67" table:content-validation-name="val5" office:value-type="string" calcext:value-type="string">
            <text:p>no</text:p>
          </table:table-cell>
          <table:table-cell table:number-columns-repeated="2" table:style-name="ce12" table:content-validation-name="val5" office:value-type="string" calcext:value-type="string">
            <text:p>yes</text:p>
          </table:table-cell>
          <table:table-cell table:style-name="ce12" office:value-type="string" calcext:value-type="string">
            <text:p>4Ez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130_eps100</text:p>
          </table:table-cell>
          <table:table-cell table:style-name="ce61" office:value-type="string" calcext:value-type="string">
            <text:p>Antoine</text:p>
          </table:table-cell>
          <table:table-cell table:style-name="ce31" office:value-type="string" calcext:value-type="string">
            <text:p>r - theta</text:p>
          </table:table-cell>
          <table:table-cell table:style-name="ce31" office:value-type="string" calcext:value-type="string">
            <text:p>Xe</text:p>
          </table:table-cell>
          <table:table-cell table:style-name="ce42" office:value-type="float" office:value="2" calcext:value-type="float">
            <text:p>2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w+p+nw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31" office:value-type="string" calcext:value-type="string">
            <text:p>yes</text:p>
          </table:table-cell>
          <table:table-cell table:style-name="ce31" office:value-type="string" calcext:value-type="string">
            <text:p>eps=150, with particles, some data lost</text:p>
          </table:table-cell>
          <table:table-cell table:number-columns-repeated="1013"/>
        </table:table-row>
        <table:table-row table:style-name="ro1">
          <table:table-cell table:style-name="ce12" office:value-type="float" office:value="131" calcext:value-type="float">
            <text:p>131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31" office:value-type="string" calcext:value-type="string">
            <text:p>eps=50, with particles, some data lost</text:p>
          </table:table-cell>
          <table:table-cell table:number-columns-repeated="1013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70" office:value-type="string" calcext:value-type="string">
            <text:p>eps=45, with particles, some data lost</text:p>
          </table:table-cell>
          <table:table-cell table:number-columns-repeated="1013"/>
        </table:table-row>
        <table:table-row table:style-name="ro1">
          <table:table-cell table:style-name="ce12" office:value-type="float" office:value="133" calcext:value-type="float">
            <text:p>133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eps=25, with particles, some data lost</text:p>
          </table:table-cell>
          <table:table-cell table:number-columns-repeated="1013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eps=10, with particles, some data lost</text:p>
          </table:table-cell>
          <table:table-cell table:number-columns-repeated="1013"/>
        </table:table-row>
        <table:table-row table:style-name="ro1">
          <table:table-cell table:style-name="ce12" office:value-type="float" office:value="135" calcext:value-type="float">
            <text:p>135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eps=200, with particles, some data lost</text:p>
          </table:table-cell>
          <table:table-cell table:number-columns-repeated="1013"/>
        </table:table-row>
        <table:table-row table:style-name="ro1">
          <table:table-cell table:style-name="ce12" office:value-type="float" office:value="136" calcext:value-type="float">
            <text:p>136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70" office:value-type="string" calcext:value-type="string">
            <text:p>Lx = 1cm, Lz = 2cm</text:p>
          </table:table-cell>
          <table:table-cell table:number-columns-repeated="1013"/>
        </table:table-row>
        <table:table-row table:style-name="ro1">
          <table:table-cell table:style-name="ce12" office:value-type="float" office:value="137" calcext:value-type="float">
            <text:p>137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70" office:value-type="string" calcext:value-type="string">
            <text:p>Ez = 5e2 V/m, test Without instability, esp = 25 eV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float" office:value="138" calcext:value-type="float">
            <text:p>138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70" office:value-type="string" calcext:value-type="string">
            <text:p>P_see = 0.6, to test diagnostics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float" office:value="139" calcext:value-type="float">
            <text:p>139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yes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Ed = 1kV/m, no Instability but Numerical nose</text:p>
          </table:table-cell>
          <table:table-cell table:number-columns-repeated="1013"/>
        </table:table-row>
        <table:table-row table:style-name="ro1" table:visibility="collapse">
          <table:table-cell table:style-name="ce12" office:value-type="float" office:value="140" calcext:value-type="float">
            <text:p>140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yes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Ed = 1 kV/m, Te_reinjection = 15 eV, no Instability but Numerical nose</text:p>
          </table:table-cell>
          <table:table-cell table:number-columns-repeated="1013"/>
        </table:table-row>
        <table:table-row table:style-name="ro1">
          <table:table-cell table:style-name="ce12" office:value-type="float" office:value="141" calcext:value-type="float">
            <text:p>141</text:p>
          </table:table-cell>
          <table:table-cell table:style-name="ce62" office:value-type="string" calcext:value-type="string">
            <text:p>Antoine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+p+nw</text:p>
          </table:table-cell>
          <table:table-cell table:style-name="ce69" office:value-type="string" calcext:value-type="string">
            <text:p>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Ed = 1 kV/m, ymax = 2000</text:p>
          </table:table-cell>
          <table:table-cell table:number-columns-repeated="1013"/>
        </table:table-row>
        <table:table-row table:style-name="ro2" table:number-rows-repeated="5">
          <table:table-cell/>
          <table:table-cell table:style-name="ce63"/>
          <table:table-cell table:number-columns-repeated="5"/>
          <table:table-cell table:style-name="ce64"/>
          <table:table-cell table:number-columns-repeated="1016"/>
        </table:table-row>
        <table:table-row table:style-name="ro1">
          <table:table-cell/>
          <table:table-cell table:style-name="ce63"/>
          <table:table-cell table:number-columns-repeated="5"/>
          <table:table-cell table:style-name="ce64"/>
          <table:table-cell table:number-columns-repeated="2"/>
          <table:table-cell table:style-name="ce71" office:value-type="string" calcext:value-type="string">
            <text:p>à finir de télécharger de Nemo</text:p>
          </table:table-cell>
          <table:table-cell table:number-columns-repeated="1013"/>
        </table:table-row>
        <table:table-row table:style-name="ro2" table:number-rows-repeated="849">
          <table:table-cell/>
          <table:table-cell table:style-name="ce63"/>
          <table:table-cell table:number-columns-repeated="5"/>
          <table:table-cell table:style-name="ce64"/>
          <table:table-cell table:number-columns-repeated="1016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sults.$A$1" table:cell-range-address="$Runs.$A$4:.$AA$147"/>
        </table:named-expressions>
        <calcext:conditional-formats>
          <calcext:conditional-format calcext:target-range-address="Runs.B1:Runs.B1002">
            <calcext:condition calcext:apply-style-name="ConditionalStyle_1" calcext:value="contains-text(&quot;Vivien&quot;)" calcext:base-cell-address="Runs.B1"/>
          </calcext:conditional-format>
          <calcext:conditional-format calcext:target-range-address="Runs.B1:Runs.B1002">
            <calcext:condition calcext:apply-style-name="ConditionalStyle_2" calcext:value="contains-text(&quot;Antoine&quot;)" calcext:base-cell-address="Runs.B1"/>
          </calcext:conditional-format>
          <calcext:conditional-format calcext:target-range-address="Runs.H1:Runs.H1002">
            <calcext:condition calcext:apply-style-name="ConditionalStyle_3" calcext:value="contains-text(&quot;yes&quot;)" calcext:base-cell-address="Runs.H1"/>
          </calcext:conditional-format>
          <calcext:conditional-format calcext:target-range-address="Runs.B1:Runs.B1002">
            <calcext:condition calcext:apply-style-name="ConditionalStyle_4" calcext:value="contains-text(&quot;Romain&quot;)" calcext:base-cell-address="Runs.B1"/>
          </calcext:conditional-format>
        </calcext:conditional-formats>
      </table:table>
      <table:table table:name="Brouillon" table:style-name="ta3">
        <table:table-column table:style-name="co4" table:number-columns-repeated="1024" table:default-cell-style-name="Default"/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B1]*0.001/[.A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[.E1]-[.D1]" office:value-type="float" office:value="0" calcext:value-type="float">
            <text:p>0</text:p>
          </table:table-cell>
          <table:table-cell table:style-name="ce12" office:value-type="float" office:value="437" calcext:value-type="float">
            <text:p>437</text:p>
          </table:table-cell>
          <table:table-cell table:formula="of:=[.G1]*1000*[.C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0.217342131261</text:p>
          </table:table-cell>
          <table:table-cell table:style-name="ce12" office:value-type="string" calcext:value-type="string">
            <text:p>4.95685235151</text:p>
          </table:table-cell>
          <table:table-cell table:style-name="ce12" office:value-type="float" office:value="5.62456328815" calcext:value-type="float">
            <text:p>5.62456328815</text:p>
          </table:table-cell>
          <table:table-cell table:style-name="ce12" office:value-type="float" office:value="43.5" calcext:value-type="float">
            <text:p>43.5</text:p>
          </table:table-cell>
          <table:table-cell table:style-name="ce12" office:value-type="float" office:value="18.2" calcext:value-type="float">
            <text:p>18.2</text:p>
          </table:table-cell>
          <table:table-cell table:style-name="ce12" office:value-type="float" office:value="6187" calcext:value-type="float">
            <text:p>6187</text:p>
          </table:table-cell>
          <table:table-cell table:number-columns-repeated="1009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formula="of:=[.B2]*0.001/[.A2]" office:value-type="float" office:value="0.00012" calcext:value-type="float">
            <text:p>0.0001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220" calcext:value-type="float">
            <text:p>220</text:p>
          </table:table-cell>
          <table:table-cell table:formula="of:=[.E2]-[.D2]" office:value-type="float" office:value="167" calcext:value-type="float">
            <text:p>167</text:p>
          </table:table-cell>
          <table:table-cell table:style-name="ce12" office:value-type="float" office:value="437" calcext:value-type="float">
            <text:p>437</text:p>
          </table:table-cell>
          <table:table-cell table:formula="of:=[.G2]*1000*[.C2]" office:value-type="float" office:value="52.44" calcext:value-type="float">
            <text:p>52.44</text:p>
          </table:table-cell>
          <table:table-cell table:formula="of:=ABS([.H2]-[.D2])/[.D2]*100" office:value-type="float" office:value="1.0566037735849" calcext:value-type="float">
            <text:p>1.0566037735849</text:p>
          </table:table-cell>
          <table:table-cell table:style-name="ce12" office:value-type="float" office:value="0.21746157017" calcext:value-type="float">
            <text:p>0.21746157017</text:p>
          </table:table-cell>
          <table:table-cell table:style-name="ce12" office:value-type="float" office:value="4.96326194556" calcext:value-type="float">
            <text:p>4.96326194556</text:p>
          </table:table-cell>
          <table:table-cell table:style-name="ce12" office:value-type="float" office:value="5.66289193553" calcext:value-type="float">
            <text:p>5.66289193553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6156" calcext:value-type="float">
            <text:p>6156</text:p>
          </table:table-cell>
          <table:table-cell table:number-columns-repeated="1009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formula="of:=[.B3]*0.001/[.A3]" office:value-type="float" office:value="0.0005" calcext:value-type="float">
            <text:p>0.0005</text:p>
          </table:table-cell>
          <table:table-cell table:style-name="ce12" office:value-type="float" office:value="224" calcext:value-type="float">
            <text:p>224</text:p>
          </table:table-cell>
          <table:table-cell/>
          <table:table-cell table:formula="of:=[.E3]-[.D3]" office:value-type="float" office:value="-224" calcext:value-type="float">
            <text:p>-224</text:p>
          </table:table-cell>
          <table:table-cell table:style-name="ce12" office:value-type="float" office:value="442" calcext:value-type="float">
            <text:p>442</text:p>
          </table:table-cell>
          <table:table-cell table:formula="of:=[.G3]*1000*[.C3]" office:value-type="float" office:value="221" calcext:value-type="float">
            <text:p>221</text:p>
          </table:table-cell>
          <table:table-cell table:formula="of:=ABS([.H3]-[.D3])/[.D3]*100" office:value-type="float" office:value="1.33928571428571" calcext:value-type="float">
            <text:p>1.33928571428571</text:p>
          </table:table-cell>
          <table:table-cell table:style-name="ce12" office:value-type="string" calcext:value-type="string">
            <text:p>0.21715187689</text:p>
          </table:table-cell>
          <table:table-cell table:style-name="ce12" office:value-type="string" calcext:value-type="string">
            <text:p>4.78938250331</text:p>
          </table:table-cell>
          <table:table-cell table:style-name="ce12" office:value-type="float" office:value="5.43528950256" calcext:value-type="float">
            <text:p>5.43528950256</text:p>
          </table:table-cell>
          <table:table-cell table:style-name="ce12" office:value-type="string" calcext:value-type="string">
            <text:p>42.6</text:p>
          </table:table-cell>
          <table:table-cell table:style-name="ce74" office:value-type="date" office:date-value="2017-02-18" calcext:value-type="date">
            <text:p>18.2</text:p>
          </table:table-cell>
          <table:table-cell table:style-name="ce12" office:value-type="float" office:value="6390" calcext:value-type="float">
            <text:p>6390</text:p>
          </table:table-cell>
          <table:table-cell table:number-columns-repeated="1009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formula="of:=[.B4]*0.001/[.A4]" office:value-type="float" office:value="0.001" calcext:value-type="float">
            <text:p>0.001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601" calcext:value-type="float">
            <text:p>601</text:p>
          </table:table-cell>
          <table:table-cell table:formula="of:=[.E4]-[.D4]" office:value-type="float" office:value="161" calcext:value-type="float">
            <text:p>161</text:p>
          </table:table-cell>
          <table:table-cell table:style-name="ce12" office:value-type="float" office:value="435" calcext:value-type="float">
            <text:p>435</text:p>
          </table:table-cell>
          <table:table-cell table:formula="of:=[.G4]*1000*[.C4]" office:value-type="float" office:value="435" calcext:value-type="float">
            <text:p>435</text:p>
          </table:table-cell>
          <table:table-cell table:formula="of:=ABS([.H4]-[.D4])/[.D4]*100" office:value-type="float" office:value="1.13636363636364" calcext:value-type="float">
            <text:p>1.13636363636364</text:p>
          </table:table-cell>
          <table:table-cell table:style-name="ce12" office:value-type="string" calcext:value-type="string">
            <text:p>0.217451050148</text:p>
          </table:table-cell>
          <table:table-cell table:style-name="ce12" office:value-type="string" calcext:value-type="string">
            <text:p>5.0641265409</text:p>
          </table:table-cell>
          <table:table-cell table:style-name="ce12" office:value-type="float" office:value="5.76436561244" calcext:value-type="float">
            <text:p>5.76436561244</text:p>
          </table:table-cell>
          <table:table-cell table:style-name="ce12" office:value-type="string" calcext:value-type="string">
            <text:p>42.1</text:p>
          </table:table-cell>
          <table:table-cell table:style-name="ce12" office:value-type="string" calcext:value-type="string">
            <text:p>17.74</text:p>
          </table:table-cell>
          <table:table-cell table:number-columns-repeated="101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formula="of:=[.B5]*0.001/[.A5]" office:value-type="float" office:value="0.00142857142857143" calcext:value-type="float">
            <text:p>0.001428571428571</text:p>
          </table:table-cell>
          <table:table-cell table:style-name="ce12" office:value-type="float" office:value="632" calcext:value-type="float">
            <text:p>632</text:p>
          </table:table-cell>
          <table:table-cell table:style-name="ce12" office:value-type="float" office:value="802" calcext:value-type="float">
            <text:p>802</text:p>
          </table:table-cell>
          <table:table-cell table:formula="of:=[.E5]-[.D5]" office:value-type="float" office:value="170" calcext:value-type="float">
            <text:p>170</text:p>
          </table:table-cell>
          <table:table-cell table:style-name="ce12" office:value-type="float" office:value="436" calcext:value-type="float">
            <text:p>436</text:p>
          </table:table-cell>
          <table:table-cell table:formula="of:=[.G5]*1000*[.C5]" office:value-type="float" office:value="622.857142857143" calcext:value-type="float">
            <text:p>622.857142857143</text:p>
          </table:table-cell>
          <table:table-cell table:formula="of:=ABS([.H5]-[.D5])/[.D5]*100" office:value-type="float" office:value="1.44665461121157" calcext:value-type="float">
            <text:p>1.44665461121157</text:p>
          </table:table-cell>
          <table:table-cell table:style-name="ce12" office:value-type="string" calcext:value-type="string">
            <text:p>0.21709370392</text:p>
          </table:table-cell>
          <table:table-cell table:style-name="ce12" office:value-type="string" calcext:value-type="string">
            <text:p>5.03066723576</text:p>
          </table:table-cell>
          <table:table-cell table:style-name="ce12" office:value-type="float" office:value="5.68889181772" calcext:value-type="float">
            <text:p>5.68889181772</text:p>
          </table:table-cell>
          <table:table-cell table:style-name="ce12" office:value-type="float" office:value="43.38" calcext:value-type="float">
            <text:p>43.38</text:p>
          </table:table-cell>
          <table:table-cell table:style-name="ce12" office:value-type="float" office:value="19.34" calcext:value-type="float">
            <text:p>19.34</text:p>
          </table:table-cell>
          <table:table-cell table:style-name="ce12" office:value-type="float" office:value="5859" calcext:value-type="float">
            <text:p>5859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formula="of:=[.B6]*0.001/[.A6]" office:value-type="float" office:value="0.01" calcext:value-type="float">
            <text:p>0.01</text:p>
          </table:table-cell>
          <table:table-cell table:style-name="ce12" office:value-type="float" office:value="4514" calcext:value-type="float">
            <text:p>4514</text:p>
          </table:table-cell>
          <table:table-cell table:style-name="ce12" office:value-type="float" office:value="4675" calcext:value-type="float">
            <text:p>4675</text:p>
          </table:table-cell>
          <table:table-cell table:formula="of:=[.E6]-[.D6]" office:value-type="float" office:value="161" calcext:value-type="float">
            <text:p>161</text:p>
          </table:table-cell>
          <table:table-cell table:style-name="ce12" office:value-type="float" office:value="445" calcext:value-type="float">
            <text:p>445</text:p>
          </table:table-cell>
          <table:table-cell table:formula="of:=[.G6]*1000*[.C6]" office:value-type="float" office:value="4450" calcext:value-type="float">
            <text:p>4450</text:p>
          </table:table-cell>
          <table:table-cell table:formula="of:=ABS([.H6]-[.D6])/[.D6]*100" office:value-type="float" office:value="1.41781125387683" calcext:value-type="float">
            <text:p>1.41781125387683</text:p>
          </table:table-cell>
          <table:table-cell table:formula="of:=6.4*0.034060037539" office:value-type="float" office:value="0.2179842402496" calcext:value-type="float">
            <text:p>0.2179842402496</text:p>
          </table:table-cell>
          <table:table-cell table:formula="of:=6.4*0.809056455264" office:value-type="float" office:value="5.1779613136896" calcext:value-type="float">
            <text:p>5.1779613136896</text:p>
          </table:table-cell>
          <table:table-cell table:formula="of:=6.4*0.911393330527" office:value-type="float" office:value="5.8329173153728" calcext:value-type="float">
            <text:p>5.8329173153728</text:p>
          </table:table-cell>
          <table:table-cell table:style-name="ce12" office:value-type="float" office:value="43.4" calcext:value-type="float">
            <text:p>43.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015" calcext:value-type="float">
            <text:p>6015</text:p>
          </table:table-cell>
          <table:table-cell table:number-columns-repeated="1009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100" calcext:value-type="float">
            <text:p>100</text:p>
          </table:table-cell>
          <table:table-cell table:formula="of:=[.B7]*0.001/[.A7]" office:value-type="float" office:value="0.01" calcext:value-type="float">
            <text:p>0.01</text:p>
          </table:table-cell>
          <table:table-cell table:style-name="ce12" office:value-type="float" office:value="3738" calcext:value-type="float">
            <text:p>3738</text:p>
          </table:table-cell>
          <table:table-cell table:style-name="ce12" office:value-type="float" office:value="3900" calcext:value-type="float">
            <text:p>3900</text:p>
          </table:table-cell>
          <table:table-cell table:formula="of:=[.E7]-[.D7]" office:value-type="float" office:value="162" calcext:value-type="float">
            <text:p>162</text:p>
          </table:table-cell>
          <table:table-cell table:style-name="ce12" office:value-type="float" office:value="436" calcext:value-type="float">
            <text:p>436</text:p>
          </table:table-cell>
          <table:table-cell table:formula="of:=[.G7]*1000*[.C7]" office:value-type="float" office:value="4360" calcext:value-type="float">
            <text:p>4360</text:p>
          </table:table-cell>
          <table:table-cell table:formula="of:=ABS([.H7]-[.D7])/[.D7]*100" office:value-type="float" office:value="16.6399143927234" calcext:value-type="float">
            <text:p>16.6399143927234</text:p>
          </table:table-cell>
          <table:table-cell table:formula="of:=6.4*0.033928617729" office:value-type="float" office:value="0.2171431534656" calcext:value-type="float">
            <text:p>0.2171431534656</text:p>
          </table:table-cell>
          <table:table-cell table:formula="of:=6.4*0.726888593721" office:value-type="float" office:value="4.6520869998144" calcext:value-type="float">
            <text:p>4.6520869998144</text:p>
          </table:table-cell>
          <table:table-cell table:formula="of:=6.4*0.829987512522" office:value-type="float" office:value="5.3119200801408" calcext:value-type="float">
            <text:p>5.311920080140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250" calcext:value-type="float">
            <text:p>6250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2" office:value-type="float" office:value="50" calcext:value-type="float">
            <text:p>50</text:p>
          </table:table-cell>
          <table:table-cell table:formula="of:=[.B8]*0.001/[.A8]" office:value-type="float" office:value="0.01" calcext:value-type="float">
            <text:p>0.01</text:p>
          </table:table-cell>
          <table:table-cell table:style-name="ce12" office:value-type="float" office:value="4488" calcext:value-type="float">
            <text:p>4488</text:p>
          </table:table-cell>
          <table:table-cell table:style-name="ce12" office:value-type="float" office:value="4650" calcext:value-type="float">
            <text:p>4650</text:p>
          </table:table-cell>
          <table:table-cell table:formula="of:=[.E8]-[.D8]" office:value-type="float" office:value="162" calcext:value-type="float">
            <text:p>162</text:p>
          </table:table-cell>
          <table:table-cell table:style-name="ce12" office:value-type="float" office:value="443" calcext:value-type="float">
            <text:p>443</text:p>
          </table:table-cell>
          <table:table-cell table:formula="of:=[.G8]*1000*[.C8]" office:value-type="float" office:value="4430" calcext:value-type="float">
            <text:p>4430</text:p>
          </table:table-cell>
          <table:table-cell table:formula="of:=ABS([.H8]-[.D8])/[.D8]*100" office:value-type="float" office:value="1.29233511586453" calcext:value-type="float">
            <text:p>1.29233511586453</text:p>
          </table:table-cell>
          <table:table-cell table:formula="of:=6.4*0.0340330366" office:value-type="float" office:value="0.21781143424" calcext:value-type="float">
            <text:p>0.21781143424</text:p>
          </table:table-cell>
          <table:table-cell table:formula="of:=6.4*0.79497939059" office:value-type="float" office:value="5.087868099776" calcext:value-type="float">
            <text:p>5.087868099776</text:p>
          </table:table-cell>
          <table:table-cell table:formula="of:=6.4*0.892020409745" office:value-type="float" office:value="5.708930622368" calcext:value-type="float">
            <text:p>5.70893062236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765" calcext:value-type="float">
            <text:p>5765</text:p>
          </table:table-cell>
          <table:table-cell table:number-columns-repeated="1009"/>
        </table:table-row>
        <table:table-row table:style-name="ro1" table:number-rows-repeated="2">
          <table:table-cell table:style-name="ce73"/>
          <table:table-cell table:number-columns-repeated="1023"/>
        </table:table-row>
        <table:table-row table:style-name="ro2">
          <table:table-cell table:number-columns-repeated="2"/>
          <table:table-cell>
            <draw:frame table:end-cell-address="Brouillon.H29" table:end-x="52.98pt" table:end-y="2.24pt" draw:z-index="0" draw:name="Chart 2" draw:style-name="gr1" draw:text-style-name="P1" svg:width="449.97pt" svg:height="278.22pt" svg:x="3.74pt" svg:y="7.51pt">
              <draw:object draw:notify-on-update-of-ranges="Brouillon.L1:Brouillon.L1 Brouillon.L2:Brouillon.L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s" table:style-name="ta4">
        <table:table-column table:style-name="co4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>
            <text:p>Made by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Propellant</text:p>
          </table:table-cell>
          <table:table-cell table:style-name="ce12" office:value-type="string" calcext:value-type="string">
            <text:p>SEE model</text:p>
          </table:table-cell>
          <table:table-cell table:style-name="ce12" office:value-type="string" calcext:value-type="string">
            <text:p>Dielectric</text:p>
          </table:table-cell>
          <table:table-cell table:style-name="ce12" office:value-type="string" calcext:value-type="string">
            <text:p>Diagnostic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>
            <text:p>Vivien</text:p>
          </table:table-cell>
          <table:table-cell table:style-name="ce12" office:value-type="string" calcext:value-type="string">
            <text:p>r - theta</text:p>
          </table:table-cell>
          <table:table-cell table:style-name="ce12" office:value-type="string" calcext:value-type="string">
            <text:p>X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 office:value-type="string" calcext:value-type="string">
            <text:p>Antoine</text:p>
          </table:table-cell>
          <table:table-cell table:style-name="ce12" office:value-type="string" calcext:value-type="string">
            <text:p>z - theta</text:p>
          </table:table-cell>
          <table:table-cell table:style-name="ce12" office:value-type="string" calcext:value-type="string">
            <text:p>A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 office:value-type="string" calcext:value-type="string">
            <text:p>Romain</text:p>
          </table:table-cell>
          <table:table-cell/>
          <table:table-cell table:style-name="ce12" office:value-type="string" calcext:value-type="string">
            <text:p>I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 office:value-type="string" calcext:value-type="string">
            <text:p>Trevor</text:p>
          </table:table-cell>
          <table:table-cell/>
          <table:table-cell table:style-name="ce12" office:value-type="string" calcext:value-type="string">
            <text:p>Kr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t+w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string" calcext:value-type="string">
            <text:p>He</text:p>
          </table:table-cell>
          <table:table-cell table:number-columns-repeated="2"/>
          <table:table-cell table:style-name="ce12" office:value-type="string" calcext:value-type="string">
            <text:p>t+p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string" calcext:value-type="string">
            <text:p>fKr</text:p>
          </table:table-cell>
          <table:table-cell table:number-columns-repeated="2"/>
          <table:table-cell table:style-name="ce12" office:value-type="string" calcext:value-type="string">
            <text:p>t+w+p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string" calcext:value-type="string">
            <text:p>fA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fHe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Runs.A4:Runs.AA147" table:display-filter-buttons="true">
          <table:filter>
            <table:filter-or>
              <table:filter-condition table:field-number="4" table:value="0" table:operator="=">
                <table:filter-set-item table:value="0"/>
                <table:filter-set-item table:value="2"/>
              </table:filter-condition>
              <table:filter-condition table:field-number="4" table:data-type="number" table:value="66" table:operator="empty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DG_ProximaNova" svg:font-family="DDG_ProximaNov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number-style style:name="N126">
      <number:number number:decimal-places="11" loext:min-decimal-places="1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4a86e8"/>
    </style:style>
    <style:style style:name="ConditionalStyle_5f_2" style:display-name="ConditionalStyle_2" style:family="table-cell" style:parent-style-name="Default">
      <style:table-cell-properties fo:background-color="#ff990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6aa84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s" style:display-name="PageStyle_Ru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ouillon" style:display-name="PageStyle_Brouill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s" style:display-name="PageStyle_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437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column-mapping="0 2 1" chart:style-name="ch1">
        <chart:legend chart:legend-position="end" svg:x="13.612cm" svg:y="4.36cm" style:legend-expansion="high" chart:style-name="ch2"/>
        <chart:plot-area chart:style-name="ch3" table:cell-range-address="Results.D31:Results.D47 Results.V31:Results.V47 Results.K31:Results.K47" svg:x="0.317cm" svg:y="0.196cm" svg:width="12.978cm" svg:height="9.424cm">
          <chartooo:coordinate-region svg:x="1.494cm" svg:y="0.395cm" svg:width="11.204cm" svg:height="8.57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V31:Results.V47" chart:class="chart:scatter">
            <chart:domain table:cell-range-address="Results.D31:Results.D47"/>
            <chart:data-point chart:repeated="17"/>
          </chart:series>
          <chart:series chart:style-name="ch7" chart:values-cell-range-address="Results.K31:Results.K47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V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960350510294E-025">
                <text:p>2.1960350510294E-025</text:p>
                <draw:g>
                  <svg:desc>Results.D31:Results.D47</svg:desc>
                </draw:g>
              </table:table-cell>
              <table:table-cell office:value-type="float" office:value="5164">
                <text:p>5164</text:p>
                <draw:g>
                  <svg:desc>Results.V31:Results.V47</svg:desc>
                </draw:g>
              </table:table-cell>
              <table:table-cell office:value-type="float" office:value="3590.15226915422">
                <text:p>3590.15226915422</text:p>
                <draw:g>
                  <svg:desc>Results.K31:Results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960350510294E-025">
                <text:p>2.1960350510294E-025</text:p>
              </table:table-cell>
              <table:table-cell office:value-type="float" office:value="6453">
                <text:p>6453</text:p>
              </table:table-cell>
              <table:table-cell office:value-type="float" office:value="4816.69471404237">
                <text:p>4816.69471404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81788687784E-026">
                <text:p>6.681788687784E-026</text:p>
              </table:table-cell>
              <table:table-cell office:value-type="float" office:value="9125">
                <text:p>9125</text:p>
              </table:table-cell>
              <table:table-cell office:value-type="float" office:value="9469.88331344975">
                <text:p>9469.88331344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81788687784E-026">
                <text:p>6.681788687784E-026</text:p>
              </table:table-cell>
              <table:table-cell office:value-type="float" office:value="9812">
                <text:p>9812</text:p>
              </table:table-cell>
              <table:table-cell office:value-type="float" office:value="9368.0536517638">
                <text:p>9368.0536517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016234316084E-025">
                <text:p>1.4016234316084E-025</text:p>
              </table:table-cell>
              <table:table-cell office:value-type="float" office:value="6828">
                <text:p>6828</text:p>
              </table:table-cell>
              <table:table-cell office:value-type="float" office:value="5316.73174678513">
                <text:p>5316.73174678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9483848135116E-027">
                <text:p>6.69483848135116E-027</text:p>
              </table:table-cell>
              <table:table-cell office:value-type="float" office:value="9281">
                <text:p>9281</text:p>
              </table:table-cell>
              <table:table-cell office:value-type="float" office:value="27129.1535627537">
                <text:p>27129.1535627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016234316084E-025">
                <text:p>1.4016234316084E-025</text:p>
              </table:table-cell>
              <table:table-cell office:value-type="float" office:value="8312">
                <text:p>8312</text:p>
              </table:table-cell>
              <table:table-cell office:value-type="float" office:value="6014.32787110677">
                <text:p>6014.32787110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81788687784E-026">
                <text:p>6.681788687784E-026</text:p>
              </table:table-cell>
              <table:table-cell office:value-type="float" office:value="12687">
                <text:p>12687</text:p>
              </table:table-cell>
              <table:table-cell office:value-type="float" office:value="8787.79254202306">
                <text:p>8787.79254202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60350510294E-025">
                <text:p>2.1960350510294E-025</text:p>
              </table:table-cell>
              <table:table-cell office:value-type="float" office:value="5984">
                <text:p>5984</text:p>
              </table:table-cell>
              <table:table-cell office:value-type="float" office:value="4793.67025148642">
                <text:p>4793.67025148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81788687784E-026">
                <text:p>6.681788687784E-026</text:p>
              </table:table-cell>
              <table:table-cell office:value-type="float" office:value="10906">
                <text:p>10906</text:p>
              </table:table-cell>
              <table:table-cell office:value-type="float" office:value="8736.52255298242">
                <text:p>8736.52255298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9483848135116E-027">
                <text:p>6.69483848135116E-027</text:p>
              </table:table-cell>
              <table:table-cell office:value-type="float" office:value="3484">
                <text:p>3484</text:p>
              </table:table-cell>
              <table:table-cell office:value-type="float" office:value="26913.3302192323">
                <text:p>26913.3302192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2255678502E-025">
                <text:p>2.12255678502E-025</text:p>
              </table:table-cell>
              <table:table-cell office:value-type="float" office:value="12250">
                <text:p>12250</text:p>
              </table:table-cell>
              <table:table-cell office:value-type="float" office:value="4904.49001792585">
                <text:p>4904.49001792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960350510294E-025">
                <text:p>2.1960350510294E-025</text:p>
              </table:table-cell>
              <table:table-cell office:value-type="float" office:value="5000">
                <text:p>5000</text:p>
              </table:table-cell>
              <table:table-cell office:value-type="float" office:value="4242.19662164027">
                <text:p>4242.19662164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960350510294E-025">
                <text:p>2.1960350510294E-025</text:p>
              </table:table-cell>
              <table:table-cell office:value-type="float" office:value="5500">
                <text:p>5500</text:p>
              </table:table-cell>
              <table:table-cell office:value-type="float" office:value="4242.19662164027">
                <text:p>4242.19662164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9483848135116E-027">
                <text:p>6.69483848135116E-027</text:p>
              </table:table-cell>
              <table:table-cell office:value-type="float" office:value="30625">
                <text:p>30625</text:p>
              </table:table-cell>
              <table:table-cell office:value-type="float" office:value="23697.9536332974">
                <text:p>23697.9536332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81788687784E-026">
                <text:p>6.681788687784E-026</text:p>
              </table:table-cell>
              <table:table-cell office:value-type="float" office:value="9687">
                <text:p>9687</text:p>
              </table:table-cell>
              <table:table-cell office:value-type="float" office:value="7607.07122127435">
                <text:p>7607.07122127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016234316084E-025">
                <text:p>1.4016234316084E-025</text:p>
              </table:table-cell>
              <table:table-cell office:value-type="float" office:value="7500">
                <text:p>7500</text:p>
              </table:table-cell>
              <table:table-cell office:value-type="float" office:value="5274.00240113945">
                <text:p>5274.00240113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203cm" svg:y="4.609cm" style:legend-expansion="high" chart:style-name="ch2"/>
        <chart:plot-area chart:style-name="ch3" table:cell-range-address="Brouillon.L1:Brouillon.L8" chart:data-source-has-labels="row" svg:x="1.377cm" svg:y="0.196cm" svg:width="10.509cm" svg:height="9.424cm">
          <chartooo:coordinate-region svg:x="2.104cm" svg:y="0.395cm" svg:width="9.689cm" svg:height="8.578cm"/>
          <chart:axis chart:dimension="x" chart:name="primary-x" chart:style-name="ch4"/>
          <chart:axis chart:dimension="y" chart:name="primary-y" chart:style-name="ch5">
            <chart:title svg:x="0.451cm" svg:y="6.136cm" chart:style-name="ch6">
              <text:p>5.62456328815</text:p>
            </chart:title>
            <chart:grid chart:style-name="ch7" chart:class="major"/>
          </chart:axis>
          <chart:series chart:style-name="ch8" chart:values-cell-range-address="Brouillon.L2:Brouillon.L8" chart:label-cell-address="Brouillon.L1:Brouillon.L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62456328815</text:p>
                <draw:g>
                  <svg:desc>Brouillon.L1:Brouillo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6289193553">
                <text:p>5.66289193553</text:p>
                <draw:g>
                  <svg:desc>Brouillon.L2:Brouillon.L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3528950256">
                <text:p>5.4352895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6436561244">
                <text:p>5.76436561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8889181772">
                <text:p>5.68889181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329173153728">
                <text:p>5.8329173153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119200801408">
                <text:p>5.3119200801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08930622368">
                <text:p>5.7089306223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